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6mm"/>
    </style:style>
    <style:style style:name="co2" style:family="table-column">
      <style:table-column-properties fo:break-before="auto" style:column-width="61mm"/>
    </style:style>
    <style:style style:name="co3" style:family="table-column">
      <style:table-column-properties fo:break-before="auto" style:column-width="27.71mm"/>
    </style:style>
    <style:style style:name="co4" style:family="table-column">
      <style:table-column-properties fo:break-before="auto" style:column-width="19.39mm"/>
    </style:style>
    <style:style style:name="co5" style:family="table-column">
      <style:table-column-properties fo:break-before="auto" style:column-width="10.58mm"/>
    </style:style>
    <style:style style:name="co6" style:family="table-column">
      <style:table-column-properties fo:break-before="auto" style:column-width="10.35mm"/>
    </style:style>
    <style:style style:name="co7" style:family="table-column">
      <style:table-column-properties fo:break-before="auto" style:column-width="7.74mm"/>
    </style:style>
    <style:style style:name="co8" style:family="table-column">
      <style:table-column-properties fo:break-before="auto" style:column-width="1.91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8.58mm" fo:break-before="auto" style:use-optimal-row-height="false"/>
    </style:style>
    <style:style style:name="ro5" style:family="table-row">
      <style:table-row-properties style:row-height="7.27mm" fo:break-before="auto" style:use-optimal-row-height="true"/>
    </style:style>
    <style:style style:name="ro6" style:family="table-row">
      <style:table-row-properties style:row-height="10.78mm" fo:break-before="auto" style:use-optimal-row-height="true"/>
    </style:style>
    <style:style style:name="ro7" style:family="table-row">
      <style:table-row-properties style:row-height="14.2mm" fo:break-before="auto" style:use-optimal-row-height="true"/>
    </style:style>
    <style:style style:name="ta1" style:family="table" style:master-page-name="PageStyle_5f_GanttChar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ext-style style:name="N100">
      <number:text-content/>
    </number:text-style>
    <number:date-style style:name="N20039" number:language="en" number:country="IE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3366" style:text-outline="false" style:text-line-through-style="none" style:text-line-through-type="none" style:font-name="DejaVu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/>
      <style:text-properties style:font-name="DejaVu Sans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ext-properties style:font-name="DejaVu Sans"/>
    </style:style>
    <style:style style:name="ce5" style:family="table-cell" style:parent-style-name="Default">
      <style:text-properties fo:color="#ffffff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order-bottom="0.99pt solid #eaeaea" fo:background-color="#eaea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order-bottom="0.99pt solid #eaea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fo:color="#800000" style:text-outline="false" style:text-line-through-style="none" style:text-line-through-type="none" style:font-name="DejaVu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font-name="DejaVu Sans" fo:font-weight="bold" style:font-weight-asian="bold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style:font-name="DejaVu Sans"/>
    </style:style>
    <style:style style:name="ce1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99pt solid #eaeaea" fo:background-color="#eaeaea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eaeaea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99pt solid #eaeaea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solid #eaeaea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" style:family="table-cell" style:parent-style-name="Default" style:data-style-name="N20039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 style:data-style-name="N20039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" style:family="table-cell" style:parent-style-name="Default">
      <style:table-cell-properties fo:border-bottom="0.99pt solid #eaeaea" fo:background-color="#eaeaea" style:diagonal-bl-tr="none" style:diagonal-tl-br="none" fo:border-left="none" fo:border-right="none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border-bottom="0.99pt solid #eaeaea" style:diagonal-bl-tr="none" style:diagonal-tl-br="none" fo:background-color="transparent" fo:border-left="none" fo:border-right="none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DejaVu Sans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4" style:family="table-cell" style:parent-style-name="Default" style:data-style-name="N156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39">
      <style:table-cell-properties style:glyph-orientation-vertical="0" fo:border-bottom="0.99pt solid #eaeaea" fo:background-color="#99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 style:data-style-name="N39">
      <style:table-cell-properties style:glyph-orientation-vertical="0" fo:border-bottom="0.99pt solid #eaeaea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" style:family="table-cell" style:parent-style-name="Default" style:data-style-name="N1012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mm" style:writing-mode="page"/>
      <style:text-properties style:font-name="DejaVu Sans"/>
    </style:style>
    <style:style style:name="ce30" style:family="table-cell" style:parent-style-name="Default" style:data-style-name="N0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" style:family="table-cell" style:parent-style-name="Default" style:data-style-name="N39">
      <style:table-cell-properties style:glyph-orientation-vertical="0" fo:border-bottom="0.99pt solid #eaeaea" fo:background-color="#eaea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 style:data-style-name="N39">
      <style:table-cell-properties style:glyph-orientation-vertical="0" fo:border-bottom="0.99pt solid #eaeaea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Default" style:data-style-name="N1012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border-right="none" style:rotation-angle="90" style:rotation-align="none" style:shrink-to-fit="false" fo:border-top="none" style:vertical-align="automatic"/>
      <style:paragraph-properties fo:text-align="center" fo:margin-left="0mm" style:writing-mode="page"/>
      <style:text-properties style:font-name="DejaVu Sans"/>
    </style:style>
    <style:style style:name="ce35" style:family="table-cell" style:parent-style-name="Default" style:data-style-name="N1">
      <style:table-cell-properties style:glyph-orientation-vertical="0" fo:border-bottom="0.99pt solid #eaeaea" fo:background-color="#99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fo:border-bottom="0.99pt solid #eaeaea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90" style:rotation-align="none" style:shrink-to-fit="false" fo:border-top="none" style:vertical-align="automatic"/>
      <style:paragraph-properties fo:text-align="center" fo:margin-left="0mm" style:writing-mode="page"/>
      <style:text-properties style:font-name="DejaVu Sans"/>
    </style:style>
    <style:style style:name="ce38" style:family="table-cell" style:parent-style-name="Excel_5f_BuiltIn_5f_Percent">
      <style:table-cell-properties style:glyph-orientation-vertical="0" fo:border-bottom="0.99pt solid #eaeaea" fo:background-color="#99ff9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Excel_5f_BuiltIn_5f_Percent">
      <style:table-cell-properties style:glyph-orientation-vertical="0" fo:border-bottom="0.99pt solid #eaeaea" fo:background-color="#ccff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DejaVu Sans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41" style:family="table-cell" style:parent-style-name="Default" style:data-style-name="N1">
      <style:table-cell-properties style:glyph-orientation-vertical="0" fo:border-bottom="0.99pt solid #eaeaea" fo:background-color="#eaea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2" style:family="table-cell" style:parent-style-name="Default" style:data-style-name="N1">
      <style:table-cell-properties style:glyph-orientation-vertical="0" fo:border-bottom="0.99pt solid #eaeaea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3" style:family="table-cell" style:parent-style-name="Excel_5f_BuiltIn_5f_Percent" style:data-style-name="N1">
      <style:table-cell-properties style:glyph-orientation-vertical="0" fo:border-bottom="0.99pt solid #eaeaea" fo:background-color="#eaeae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4" style:family="table-cell" style:parent-style-name="Excel_5f_BuiltIn_5f_Percent" style:data-style-name="N1">
      <style:table-cell-properties style:glyph-orientation-vertical="0" fo:border-bottom="0.99pt solid #eaeaea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DejaVu Sans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7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c0c0c0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ff" style:text-outline="false" style:text-line-through-style="none" style:text-line-through-type="none" style:font-name="DejaVu Sans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font-name="DejaVu Sans"/>
    </style:style>
    <style:style style:name="ce50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mm" style:writing-mode="page"/>
      <style:text-properties style:font-name="DejaVu Sans"/>
    </style:style>
    <style:style style:name="ce51" style:family="table-cell" style:parent-style-name="Default">
      <style:table-cell-properties fo:border-bottom="none" style:diagonal-bl-tr="none" style:diagonal-tl-br="none" fo:background-color="transparent" fo:border-left="none" fo:border-right="0.06pt solid #000000" fo:border-top="non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fo:border-bottom="0.99pt solid #eaeaea" fo:background-color="#eaeaea" style:diagonal-bl-tr="none" style:diagonal-tl-br="none" fo:border-left="none" fo:border-right="0.06pt solid #000000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fo:border-bottom="0.99pt solid #eaeaea" style:diagonal-bl-tr="none" style:diagonal-tl-br="none" fo:background-color="transparent" fo:border-left="none" fo:border-right="0.06pt solid #000000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" style:family="table-cell" style:parent-style-name="Default" style:data-style-name="N10121">
      <style:table-cell-properties fo:background-color="transparent"/>
      <style:text-properties fo:color="#ffffff" style:text-outline="false" style:text-line-through-style="none" style:text-line-through-type="none" style:font-name="DejaVu Sans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55" style:family="table-cell" style:parent-style-name="Default" style:data-style-name="N157">
      <style:table-cell-properties style:glyph-orientation-vertical="0" fo:border-bottom="2.49pt solid #000000" style:diagonal-bl-tr="none" style:diagonal-tl-br="none" style:text-align-source="fix" style:repeat-content="false" fo:wrap-option="no-wrap" fo:border-left="0.99pt solid #c0c0c0" style:direction="ltr" fo:border-right="0.99pt solid #c0c0c0" style:rotation-angle="9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6" style:family="table-cell" style:parent-style-name="Default">
      <style:table-cell-properties fo:border-bottom="0.99pt solid #eaeaea" fo:background-color="#eaeaea" style:diagonal-bl-tr="none" style:diagonal-tl-br="none" fo:border-left="none" fo:border-right="none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L$9]=[GanttChart.$C$8])" style:apply-style-name="Excel_5f_CondFormat_5f_1_5f_2_5f_1" style:base-cell-address="GanttChart.L12"/>
      <style:map style:condition="is-true-formula(AND([GanttChart.L$9]&gt;=[GanttChart.$D12];[GanttChart.L$9]&lt;[GanttChart.$D12]+[GanttChart.$I12]))" style:apply-style-name="Excel_5f_CondFormat_5f_1_5f_2_5f_2" style:base-cell-address="GanttChart.L12"/>
      <style:map style:condition="is-true-formula(AND([GanttChart.L$9]&gt;=[GanttChart.$D12];[GanttChart.L$9]&lt;=[GanttChart.$D12]+[GanttChart.$F12]-1))" style:apply-style-name="Excel_5f_CondFormat_5f_1_5f_2_5f_3" style:base-cell-address="GanttChart.L12"/>
    </style:style>
    <style:style style:name="ce57" style:family="table-cell" style:parent-style-name="Default">
      <style:table-cell-properties fo:border-bottom="0.99pt solid #eaeaea" style:diagonal-bl-tr="none" style:diagonal-tl-br="none" fo:background-color="transparent" fo:border-left="none" fo:border-right="none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L$9]=[GanttChart.$C$8])" style:apply-style-name="Excel_5f_CondFormat_5f_1_5f_1_5f_1" style:base-cell-address="GanttChart.L13"/>
      <style:map style:condition="is-true-formula(AND([GanttChart.L$9]&gt;=[GanttChart.$D13];[GanttChart.L$9]&lt;[GanttChart.$D13]+[GanttChart.$I13]))" style:apply-style-name="Excel_5f_CondFormat_5f_1_5f_1_5f_2" style:base-cell-address="GanttChart.L13"/>
      <style:map style:condition="is-true-formula(AND([GanttChart.L$9]&gt;=[GanttChart.$D13];[GanttChart.L$9]&lt;=[GanttChart.$D13]+[GanttChart.$F13]-1))" style:apply-style-name="Excel_5f_CondFormat_5f_1_5f_1_5f_3" style:base-cell-address="GanttChart.L13"/>
    </style:style>
    <style:style style:name="ce58" style:family="table-cell" style:parent-style-name="Default">
      <style:table-cell-properties fo:border-bottom="0.99pt solid #eaeaea" fo:background-color="#eaeaea" style:diagonal-bl-tr="none" style:diagonal-tl-br="none" fo:border-left="none" fo:border-right="none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L$9]=[GanttChart.$C$8])" style:apply-style-name="Excel_5f_CondFormat_5f_1_5f_2_5f_1" style:base-cell-address="GanttChart.L25"/>
      <style:map style:condition="is-true-formula(AND([GanttChart.L$9]&gt;=[GanttChart.$D25];[GanttChart.L$9]&lt;[GanttChart.$D25]+[GanttChart.$I25]))" style:apply-style-name="Excel_5f_CondFormat_5f_1_5f_2_5f_2" style:base-cell-address="GanttChart.L25"/>
      <style:map style:condition="is-true-formula(AND([GanttChart.L$9]&gt;=[GanttChart.$D25];[GanttChart.L$9]&lt;=[GanttChart.$D25]+[GanttChart.$F25]-1))" style:apply-style-name="Excel_5f_CondFormat_5f_1_5f_2_5f_3" style:base-cell-address="GanttChart.L25"/>
    </style:style>
    <style:style style:name="ce59" style:family="table-cell" style:parent-style-name="Default">
      <style:table-cell-properties fo:border-bottom="0.99pt solid #eaeaea" style:diagonal-bl-tr="none" style:diagonal-tl-br="none" fo:background-color="transparent" fo:border-left="none" fo:border-right="none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L$9]=[GanttChart.$C$8])" style:apply-style-name="Excel_5f_CondFormat_5f_1_5f_1_5f_1" style:base-cell-address="GanttChart.L26"/>
      <style:map style:condition="is-true-formula(AND([GanttChart.L$9]&gt;=[GanttChart.$D26];[GanttChart.L$9]&lt;[GanttChart.$D26]+[GanttChart.$I26]))" style:apply-style-name="Excel_5f_CondFormat_5f_1_5f_1_5f_2" style:base-cell-address="GanttChart.L26"/>
      <style:map style:condition="is-true-formula(AND([GanttChart.L$9]&gt;=[GanttChart.$D26];[GanttChart.L$9]&lt;=[GanttChart.$D26]+[GanttChart.$F26]-1))" style:apply-style-name="Excel_5f_CondFormat_5f_1_5f_1_5f_3" style:base-cell-address="GanttChart.L26"/>
    </style:style>
    <style:style style:name="ce60" style:family="table-cell" style:parent-style-name="Default">
      <style:table-cell-properties fo:border-bottom="0.99pt solid #eaeaea" fo:background-color="#eaeaea" style:diagonal-bl-tr="none" style:diagonal-tl-br="none" fo:border-left="none" fo:border-right="none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L$9]=[GanttChart.$C$8])" style:apply-style-name="Excel_5f_CondFormat_5f_1_5f_2_5f_1" style:base-cell-address="GanttChart.L30"/>
      <style:map style:condition="is-true-formula(AND([GanttChart.L$9]&gt;=[GanttChart.$D30];[GanttChart.L$9]&lt;[GanttChart.$D30]+[GanttChart.$I30]))" style:apply-style-name="Excel_5f_CondFormat_5f_1_5f_2_5f_2" style:base-cell-address="GanttChart.L30"/>
      <style:map style:condition="is-true-formula(AND([GanttChart.L$9]&gt;=[GanttChart.$D30];[GanttChart.L$9]&lt;=[GanttChart.$D30]+[GanttChart.$F30]-1))" style:apply-style-name="Excel_5f_CondFormat_5f_1_5f_2_5f_3" style:base-cell-address="GanttChart.L30"/>
    </style:style>
    <style:style style:name="ce61" style:family="table-cell" style:parent-style-name="Default">
      <style:table-cell-properties fo:border-bottom="0.99pt solid #eaeaea" style:diagonal-bl-tr="none" style:diagonal-tl-br="none" fo:background-color="transparent" fo:border-left="none" fo:border-right="none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L$9]=[GanttChart.$C$8])" style:apply-style-name="Excel_5f_CondFormat_5f_1_5f_1_5f_1" style:base-cell-address="GanttChart.L31"/>
      <style:map style:condition="is-true-formula(AND([GanttChart.L$9]&gt;=[GanttChart.$D31];[GanttChart.L$9]&lt;[GanttChart.$D31]+[GanttChart.$I31]))" style:apply-style-name="Excel_5f_CondFormat_5f_1_5f_1_5f_2" style:base-cell-address="GanttChart.L31"/>
      <style:map style:condition="is-true-formula(AND([GanttChart.L$9]&gt;=[GanttChart.$D31];[GanttChart.L$9]&lt;=[GanttChart.$D31]+[GanttChart.$F31]-1))" style:apply-style-name="Excel_5f_CondFormat_5f_1_5f_1_5f_3" style:base-cell-address="GanttChart.L31"/>
    </style:style>
    <style:style style:name="ce62" style:family="table-cell" style:parent-style-name="Default">
      <style:table-cell-properties fo:border-bottom="0.99pt solid #eaeaea" fo:background-color="#eaeaea" style:diagonal-bl-tr="none" style:diagonal-tl-br="none" fo:border-left="none" fo:border-right="none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L$9]=[GanttChart.$C$8])" style:apply-style-name="Excel_5f_CondFormat_5f_1_5f_2_5f_1" style:base-cell-address="GanttChart.L30"/>
      <style:map style:condition="is-true-formula(AND([GanttChart.L$9]&gt;=[GanttChart.$D30];[GanttChart.L$9]&lt;[GanttChart.$D30]+[GanttChart.$I30]))" style:apply-style-name="Excel_5f_CondFormat_5f_1_5f_2_5f_2" style:base-cell-address="GanttChart.L30"/>
      <style:map style:condition="is-true-formula(AND([GanttChart.L$9]&gt;=[GanttChart.$D30];[GanttChart.L$9]&lt;=[GanttChart.$D30]+[GanttChart.$F30]-1))" style:apply-style-name="Excel_5f_CondFormat_5f_1_5f_2_5f_3" style:base-cell-address="GanttChart.L30"/>
    </style:style>
    <style:style style:name="ce63" style:family="table-cell" style:parent-style-name="Default">
      <style:table-cell-properties fo:border-bottom="0.99pt solid #eaeaea" style:diagonal-bl-tr="none" style:diagonal-tl-br="none" fo:background-color="transparent" fo:border-left="none" fo:border-right="none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L$9]=[GanttChart.$C$8])" style:apply-style-name="Excel_5f_CondFormat_5f_1_5f_1_5f_1" style:base-cell-address="GanttChart.L31"/>
      <style:map style:condition="is-true-formula(AND([GanttChart.L$9]&gt;=[GanttChart.$D31];[GanttChart.L$9]&lt;[GanttChart.$D31]+[GanttChart.$I31]))" style:apply-style-name="Excel_5f_CondFormat_5f_1_5f_1_5f_2" style:base-cell-address="GanttChart.L31"/>
      <style:map style:condition="is-true-formula(AND([GanttChart.L$9]&gt;=[GanttChart.$D31];[GanttChart.L$9]&lt;=[GanttChart.$D31]+[GanttChart.$F31]-1))" style:apply-style-name="Excel_5f_CondFormat_5f_1_5f_1_5f_3" style:base-cell-address="GanttChart.L31"/>
    </style:style>
    <style:style style:name="ce64" style:family="table-cell" style:parent-style-name="Default">
      <style:table-cell-properties fo:border-bottom="0.99pt solid #eaeaea" style:diagonal-bl-tr="none" style:diagonal-tl-br="none" fo:background-color="transparent" fo:border-left="none" fo:border-right="none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L$9]=[GanttChart.$C$8])" style:apply-style-name="Excel_5f_CondFormat_5f_1_5f_1_5f_1" style:base-cell-address="GanttChart.L31"/>
      <style:map style:condition="is-true-formula(AND([GanttChart.L$9]&gt;=[GanttChart.$D31];[GanttChart.L$9]&lt;[GanttChart.$D31]+[GanttChart.$I31]))" style:apply-style-name="Excel_5f_CondFormat_5f_1_5f_1_5f_2" style:base-cell-address="GanttChart.L31"/>
      <style:map style:condition="is-true-formula(AND([GanttChart.L$9]&gt;=[GanttChart.$D31];[GanttChart.L$9]&lt;=[GanttChart.$D31]+[GanttChart.$F31]-1))" style:apply-style-name="Excel_5f_CondFormat_5f_1_5f_1_5f_3" style:base-cell-address="GanttChart.L31"/>
    </style:style>
    <style:style style:name="ce65" style:family="table-cell" style:parent-style-name="Default" style:data-style-name="N10121">
      <style:table-cell-properties fo:background-color="transparent"/>
      <style:text-properties fo:color="#ffffff" style:font-name="DejaVu Sans"/>
    </style:style>
    <style:style style:name="ce66" style:family="table-cell" style:parent-style-name="Default" style:data-style-name="N157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90" style:rotation-align="none" style:shrink-to-fit="false" fo:border-top="none" style:vertical-align="middle"/>
      <style:paragraph-properties fo:text-align="center" fo:margin-left="0mm" style:writing-mode="page"/>
      <style:text-properties style:font-name="DejaVu Sans"/>
    </style:style>
    <style:style style:name="ce67" style:family="table-cell" style:parent-style-name="Default" style:data-style-name="N157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0.99pt solid #c0c0c0" style:rotation-angle="90" style:rotation-align="none" style:shrink-to-fit="false" fo:border-top="none" style:vertical-align="middle"/>
      <style:paragraph-properties fo:text-align="center" fo:margin-left="0mm" style:writing-mode="page"/>
      <style:text-properties style:font-name="DejaVu Sans"/>
    </style:style>
    <style:style style:name="ce6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font-name="DejaVu Sans"/>
    </style:style>
    <style:style style:name="gr1" style:family="graphic">
      <style:graphic-properties fo:border="none #000000"/>
    </style:style>
    <style:style style:name="P1" style:family="paragraph"/>
  </office:automatic-styles>
  <office:body>
    <office:spreadsheet>
      <table:calculation-settings table:case-sensitive="false" table:automatic-find-labels="false" table:use-regular-expressions="false"/>
      <table:table table:name="GanttChart" table:style-name="ta1" table:print-ranges="GanttChart.A1:GanttChart.DZ38">
        <office:forms form:automatic-focus="false" form:apply-design-mode="false">
          <form:form form:name="WW-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value-range form:name="ScrollBar" form:control-implementation="ooo:com.sun.star.form.component.ScrollBar" xml:id="control1" form:id="control1" form:printable="false" form:value="0" form:linked-cell="GanttChart.K1" form:page-step-size="4" form:delay-for-repeat="PT0.500000000S" form:min-value="0" form:max-value="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ObjIDinMSO" office:value-type="float" office:value="0"/>
                <form:property form:property-name="TabIndex" office:value-type="float" office:value="0"/>
                <form:property form:property-name="VisibleSize" office:value-type="float" office:value="1"/>
              </form:properties>
            </form:value-range>
          </form:form>
        </office:form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number-columns-repeated="2" table:default-cell-style-name="ce4"/>
        <table:table-column table:style-name="co6" table:number-columns-repeated="3" table:default-cell-style-name="ce4"/>
        <table:table-column table:style-name="co7" table:default-cell-style-name="ce4"/>
        <table:table-column table:style-name="co8" table:number-columns-repeated="239" table:default-cell-style-name="ce4"/>
        <table:table-column table:style-name="co9" table:number-columns-repeated="6" table:default-cell-style-name="ce4"/>
        <table:table-column table:style-name="co10" table:number-columns-repeated="768" table:default-cell-style-name="ce4"/>
        <table:table-row table:style-name="ro1">
          <table:table-cell table:style-name="ce1" office:value-type="string" calcext:value-type="string" table:number-columns-spanned="9" table:number-rows-spanned="1">
            <text:p>Zeitplan</text:p>
          </table:table-cell>
          <table:covered-table-cell table:number-columns-repeated="6" table:style-name="ce10"/>
          <table:covered-table-cell table:number-columns-repeated="2" table:style-name="ce40"/>
          <table:table-cell table:style-name="ce45"/>
          <table:table-cell table:style-name="ce47" office:value-type="float" office:value="0" calcext:value-type="float">
            <text:p>0</text:p>
          </table:table-cell>
          <table:table-cell table:number-columns-repeated="238"/>
          <table:table-cell table:style-name="ce2" table:number-columns-repeated="7"/>
          <table:table-cell table:number-columns-repeated="768"/>
        </table:table-row>
        <table:table-row table:style-name="ro2">
          <table:table-cell table:style-name="ce2"/>
          <table:table-cell table:number-columns-repeated="9"/>
          <table:table-cell table:style-name="ce48"/>
          <table:table-cell table:number-columns-repeated="216"/>
          <table:table-cell table:style-name="ce2" table:number-columns-repeated="29"/>
          <table:table-cell table:number-columns-repeated="768"/>
        </table:table-row>
        <table:table-row table:style-name="ro3">
          <table:table-cell table:style-name="ce3" office:value-type="string" calcext:value-type="string">
            <text:p>Projekt Zephyr</text:p>
          </table:table-cell>
          <table:table-cell table:number-columns-repeated="226"/>
          <table:table-cell table:style-name="ce2" table:number-columns-repeated="29"/>
          <table:table-cell table:number-columns-repeated="768"/>
        </table:table-row>
        <table:table-row table:style-name="ro2">
          <table:table-cell office:value-type="string" calcext:value-type="string">
            <text:p>Echtzeit-OS für das Internet der Dinge</text:p>
          </table:table-cell>
          <table:table-cell table:number-columns-repeated="226"/>
          <table:table-cell table:style-name="ce2" table:number-columns-repeated="29"/>
          <table:table-cell table:number-columns-repeated="768"/>
        </table:table-row>
        <table:table-row table:style-name="ro2">
          <table:table-cell table:style-name="ce2"/>
          <table:table-cell table:number-columns-repeated="226"/>
          <table:table-cell table:style-name="ce2" table:number-columns-repeated="29"/>
          <table:table-cell table:number-columns-repeated="768"/>
        </table:table-row>
        <table:table-row table:style-name="ro2">
          <table:table-cell table:style-name="ce2"/>
          <table:table-cell table:style-name="ce11" office:value-type="string" calcext:value-type="string">
            <text:p>Projektteam:</text:p>
          </table:table-cell>
          <table:table-cell table:style-name="ce17" office:value-type="string" calcext:value-type="string" table:number-columns-spanned="2" table:number-rows-spanned="1">
            <text:p>Aaron Schmocker</text:p>
          </table:table-cell>
          <table:covered-table-cell table:style-name="ce23"/>
          <table:table-cell table:style-name="ce27"/>
          <table:table-cell table:style-name="ce29" table:number-columns-repeated="2"/>
          <table:table-cell table:number-columns-repeated="220"/>
          <table:table-cell table:style-name="ce2" table:number-columns-repeated="29"/>
          <table:table-cell table:number-columns-repeated="768"/>
        </table:table-row>
        <table:table-row table:style-name="ro2">
          <table:table-cell table:style-name="ce2"/>
          <table:table-cell table:style-name="ce12"/>
          <table:table-cell table:style-name="ce17" office:value-type="string" calcext:value-type="string" table:number-columns-spanned="2" table:number-rows-spanned="1">
            <text:p>David Wyss</text:p>
          </table:table-cell>
          <table:covered-table-cell table:style-name="ce23"/>
          <table:table-cell table:style-name="ce27"/>
          <table:table-cell table:style-name="ce29" table:number-columns-repeated="2"/>
          <table:table-cell table:number-columns-repeated="220"/>
          <table:table-cell table:style-name="ce2" table:number-columns-repeated="29"/>
          <table:table-cell table:number-columns-repeated="768"/>
        </table:table-row>
        <table:table-row table:style-name="ro2">
          <table:table-cell table:style-name="ce2"/>
          <table:table-cell table:style-name="ce11" office:value-type="string" calcext:value-type="string">
            <text:p>Heute:</text:p>
          </table:table-cell>
          <table:table-cell table:style-name="ce18" office:value-type="date" office:date-value="2016-10-05" calcext:value-type="date" table:number-columns-spanned="2" table:number-rows-spanned="1">
            <text:p>5 Oct 16</text:p>
          </table:table-cell>
          <table:covered-table-cell table:style-name="ce24"/>
          <table:table-cell table:style-name="ce28"/>
          <table:table-cell table:style-name="ce29" table:number-columns-repeated="2"/>
          <table:table-cell table:number-columns-repeated="4"/>
          <table:table-cell>
            <draw:control table:end-cell-address="GanttChart.HN10" table:end-x="0.21mm" table:end-y="0.15mm" draw:z-index="0" draw:style-name="gr1" draw:text-style-name="P1" svg:width="399.67mm" svg:height="5.84mm" svg:x="0.6mm" svg:y="3.36mm" draw:control="control1"/>
          </table:table-cell>
          <table:table-cell table:number-columns-repeated="215"/>
          <table:table-cell table:style-name="ce2" table:number-columns-repeated="29"/>
          <table:table-cell table:number-columns-repeated="768"/>
        </table:table-row>
        <table:table-row table:style-name="ro2">
          <table:table-cell table:style-name="ce5" office:value-type="string" calcext:value-type="string">
            <text:p>[42]</text:p>
          </table:table-cell>
          <table:table-cell table:style-name="ce11" office:value-type="string" calcext:value-type="string">
            <text:p>Start:</text:p>
          </table:table-cell>
          <table:table-cell table:style-name="ce19" office:value-type="date" office:date-value="2016-09-19" calcext:value-type="date" table:number-columns-spanned="2" table:number-rows-spanned="1">
            <text:p>19 Sep 16</text:p>
          </table:table-cell>
          <table:covered-table-cell table:style-name="ce24"/>
          <table:table-cell table:style-name="ce29"/>
          <table:table-cell table:style-name="ce33"/>
          <table:table-cell table:style-name="ce29"/>
          <table:table-cell/>
          <table:table-cell table:style-name="ce29"/>
          <table:table-cell table:style-name="ce46" office:value-type="string" calcext:value-type="string">
            <text:p>Erster Wochentag (SON=1):</text:p>
          </table:table-cell>
          <table:table-cell table:style-name="ce49" office:value-type="float" office:value="2" calcext:value-type="float">
            <text:p>2</text:p>
          </table:table-cell>
          <table:table-cell table:style-name="ce54" table:formula="of:=([.C9]-WEEKDAY([.C9];1)+[.K9])+7*[.K1]" office:value-type="date" office:date-value="2016-09-19" calcext:value-type="date">
            <text:p>9/19/2016</text:p>
          </table:table-cell>
          <table:table-cell table:style-name="ce65" table:formula="of:=[.L9]+1" office:value-type="date" office:date-value="2016-09-20" calcext:value-type="date">
            <text:p>9/20/2016</text:p>
          </table:table-cell>
          <table:table-cell table:style-name="ce65" table:formula="of:=[.M9]+1" office:value-type="date" office:date-value="2016-09-21" calcext:value-type="date">
            <text:p>9/21/2016</text:p>
          </table:table-cell>
          <table:table-cell table:style-name="ce65" table:formula="of:=[.N9]+1" office:value-type="date" office:date-value="2016-09-22" calcext:value-type="date">
            <text:p>9/22/2016</text:p>
          </table:table-cell>
          <table:table-cell table:style-name="ce65" table:formula="of:=[.O9]+1" office:value-type="date" office:date-value="2016-09-23" calcext:value-type="date">
            <text:p>9/23/2016</text:p>
          </table:table-cell>
          <table:table-cell table:style-name="ce65" table:formula="of:=[.P9]+1" office:value-type="date" office:date-value="2016-09-24" calcext:value-type="date">
            <text:p>9/24/2016</text:p>
          </table:table-cell>
          <table:table-cell table:style-name="ce65" table:formula="of:=[.Q9]+1" office:value-type="date" office:date-value="2016-09-25" calcext:value-type="date">
            <text:p>9/25/2016</text:p>
          </table:table-cell>
          <table:table-cell table:style-name="ce65" table:formula="of:=[.R9]+1" office:value-type="date" office:date-value="2016-09-26" calcext:value-type="date">
            <text:p>9/26/2016</text:p>
          </table:table-cell>
          <table:table-cell table:style-name="ce65" table:formula="of:=[.S9]+1" office:value-type="date" office:date-value="2016-09-27" calcext:value-type="date">
            <text:p>9/27/2016</text:p>
          </table:table-cell>
          <table:table-cell table:style-name="ce65" table:formula="of:=[.T9]+1" office:value-type="date" office:date-value="2016-09-28" calcext:value-type="date">
            <text:p>9/28/2016</text:p>
          </table:table-cell>
          <table:table-cell table:style-name="ce65" table:formula="of:=[.U9]+1" office:value-type="date" office:date-value="2016-09-29" calcext:value-type="date">
            <text:p>9/29/2016</text:p>
          </table:table-cell>
          <table:table-cell table:style-name="ce65" table:formula="of:=[.V9]+1" office:value-type="date" office:date-value="2016-09-30" calcext:value-type="date">
            <text:p>9/30/2016</text:p>
          </table:table-cell>
          <table:table-cell table:style-name="ce65" table:formula="of:=[.W9]+1" office:value-type="date" office:date-value="2016-10-01" calcext:value-type="date">
            <text:p>10/1/2016</text:p>
          </table:table-cell>
          <table:table-cell table:style-name="ce65" table:formula="of:=[.X9]+1" office:value-type="date" office:date-value="2016-10-02" calcext:value-type="date">
            <text:p>10/2/2016</text:p>
          </table:table-cell>
          <table:table-cell table:style-name="ce65" table:formula="of:=[.Y9]+1" office:value-type="date" office:date-value="2016-10-03" calcext:value-type="date">
            <text:p>10/3/2016</text:p>
          </table:table-cell>
          <table:table-cell table:style-name="ce65" table:formula="of:=[.Z9]+1" office:value-type="date" office:date-value="2016-10-04" calcext:value-type="date">
            <text:p>10/4/2016</text:p>
          </table:table-cell>
          <table:table-cell table:style-name="ce65" table:formula="of:=[.AA9]+1" office:value-type="date" office:date-value="2016-10-05" calcext:value-type="date">
            <text:p>10/5/2016</text:p>
          </table:table-cell>
          <table:table-cell table:style-name="ce65" table:formula="of:=[.AB9]+1" office:value-type="date" office:date-value="2016-10-06" calcext:value-type="date">
            <text:p>10/6/2016</text:p>
          </table:table-cell>
          <table:table-cell table:style-name="ce65" table:formula="of:=[.AC9]+1" office:value-type="date" office:date-value="2016-10-07" calcext:value-type="date">
            <text:p>10/7/2016</text:p>
          </table:table-cell>
          <table:table-cell table:style-name="ce65" table:formula="of:=[.AD9]+1" office:value-type="date" office:date-value="2016-10-08" calcext:value-type="date">
            <text:p>10/8/2016</text:p>
          </table:table-cell>
          <table:table-cell table:style-name="ce65" table:formula="of:=[.AE9]+1" office:value-type="date" office:date-value="2016-10-09" calcext:value-type="date">
            <text:p>10/9/2016</text:p>
          </table:table-cell>
          <table:table-cell table:style-name="ce65" table:formula="of:=[.AF9]+1" office:value-type="date" office:date-value="2016-10-10" calcext:value-type="date">
            <text:p>10/10/2016</text:p>
          </table:table-cell>
          <table:table-cell table:style-name="ce65" table:formula="of:=[.AG9]+1" office:value-type="date" office:date-value="2016-10-11" calcext:value-type="date">
            <text:p>10/11/2016</text:p>
          </table:table-cell>
          <table:table-cell table:style-name="ce65" table:formula="of:=[.AH9]+1" office:value-type="date" office:date-value="2016-10-12" calcext:value-type="date">
            <text:p>10/12/2016</text:p>
          </table:table-cell>
          <table:table-cell table:style-name="ce65" table:formula="of:=[.AI9]+1" office:value-type="date" office:date-value="2016-10-13" calcext:value-type="date">
            <text:p>10/13/2016</text:p>
          </table:table-cell>
          <table:table-cell table:style-name="ce65" table:formula="of:=[.AJ9]+1" office:value-type="date" office:date-value="2016-10-14" calcext:value-type="date">
            <text:p>10/14/2016</text:p>
          </table:table-cell>
          <table:table-cell table:style-name="ce65" table:formula="of:=[.AK9]+1" office:value-type="date" office:date-value="2016-10-15" calcext:value-type="date">
            <text:p>10/15/2016</text:p>
          </table:table-cell>
          <table:table-cell table:style-name="ce65" table:formula="of:=[.AL9]+1" office:value-type="date" office:date-value="2016-10-16" calcext:value-type="date">
            <text:p>10/16/2016</text:p>
          </table:table-cell>
          <table:table-cell table:style-name="ce65" table:formula="of:=[.AM9]+1" office:value-type="date" office:date-value="2016-10-17" calcext:value-type="date">
            <text:p>10/17/2016</text:p>
          </table:table-cell>
          <table:table-cell table:style-name="ce65" table:formula="of:=[.AN9]+1" office:value-type="date" office:date-value="2016-10-18" calcext:value-type="date">
            <text:p>10/18/2016</text:p>
          </table:table-cell>
          <table:table-cell table:style-name="ce65" table:formula="of:=[.AO9]+1" office:value-type="date" office:date-value="2016-10-19" calcext:value-type="date">
            <text:p>10/19/2016</text:p>
          </table:table-cell>
          <table:table-cell table:style-name="ce65" table:formula="of:=[.AP9]+1" office:value-type="date" office:date-value="2016-10-20" calcext:value-type="date">
            <text:p>10/20/2016</text:p>
          </table:table-cell>
          <table:table-cell table:style-name="ce65" table:formula="of:=[.AQ9]+1" office:value-type="date" office:date-value="2016-10-21" calcext:value-type="date">
            <text:p>10/21/2016</text:p>
          </table:table-cell>
          <table:table-cell table:style-name="ce65" table:formula="of:=[.AR9]+1" office:value-type="date" office:date-value="2016-10-22" calcext:value-type="date">
            <text:p>10/22/2016</text:p>
          </table:table-cell>
          <table:table-cell table:style-name="ce65" table:formula="of:=[.AS9]+1" office:value-type="date" office:date-value="2016-10-23" calcext:value-type="date">
            <text:p>10/23/2016</text:p>
          </table:table-cell>
          <table:table-cell table:style-name="ce65" table:formula="of:=[.AT9]+1" office:value-type="date" office:date-value="2016-10-24" calcext:value-type="date">
            <text:p>10/24/2016</text:p>
          </table:table-cell>
          <table:table-cell table:style-name="ce65" table:formula="of:=[.AU9]+1" office:value-type="date" office:date-value="2016-10-25" calcext:value-type="date">
            <text:p>10/25/2016</text:p>
          </table:table-cell>
          <table:table-cell table:style-name="ce65" table:formula="of:=[.AV9]+1" office:value-type="date" office:date-value="2016-10-26" calcext:value-type="date">
            <text:p>10/26/2016</text:p>
          </table:table-cell>
          <table:table-cell table:style-name="ce65" table:formula="of:=[.AW9]+1" office:value-type="date" office:date-value="2016-10-27" calcext:value-type="date">
            <text:p>10/27/2016</text:p>
          </table:table-cell>
          <table:table-cell table:style-name="ce65" table:formula="of:=[.AX9]+1" office:value-type="date" office:date-value="2016-10-28" calcext:value-type="date">
            <text:p>10/28/2016</text:p>
          </table:table-cell>
          <table:table-cell table:style-name="ce65" table:formula="of:=[.AY9]+1" office:value-type="date" office:date-value="2016-10-29" calcext:value-type="date">
            <text:p>10/29/2016</text:p>
          </table:table-cell>
          <table:table-cell table:style-name="ce65" table:formula="of:=[.AZ9]+1" office:value-type="date" office:date-value="2016-10-30" calcext:value-type="date">
            <text:p>10/30/2016</text:p>
          </table:table-cell>
          <table:table-cell table:style-name="ce65" table:formula="of:=[.BA9]+1" office:value-type="date" office:date-value="2016-10-31" calcext:value-type="date">
            <text:p>10/31/2016</text:p>
          </table:table-cell>
          <table:table-cell table:style-name="ce65" table:formula="of:=[.BB9]+1" office:value-type="date" office:date-value="2016-11-01" calcext:value-type="date">
            <text:p>11/1/2016</text:p>
          </table:table-cell>
          <table:table-cell table:style-name="ce65" table:formula="of:=[.BC9]+1" office:value-type="date" office:date-value="2016-11-02" calcext:value-type="date">
            <text:p>11/2/2016</text:p>
          </table:table-cell>
          <table:table-cell table:style-name="ce65" table:formula="of:=[.BD9]+1" office:value-type="date" office:date-value="2016-11-03" calcext:value-type="date">
            <text:p>11/3/2016</text:p>
          </table:table-cell>
          <table:table-cell table:style-name="ce65" table:formula="of:=[.BE9]+1" office:value-type="date" office:date-value="2016-11-04" calcext:value-type="date">
            <text:p>11/4/2016</text:p>
          </table:table-cell>
          <table:table-cell table:style-name="ce65" table:formula="of:=[.BF9]+1" office:value-type="date" office:date-value="2016-11-05" calcext:value-type="date">
            <text:p>11/5/2016</text:p>
          </table:table-cell>
          <table:table-cell table:style-name="ce65" table:formula="of:=[.BG9]+1" office:value-type="date" office:date-value="2016-11-06" calcext:value-type="date">
            <text:p>11/6/2016</text:p>
          </table:table-cell>
          <table:table-cell table:style-name="ce65" table:formula="of:=[.BH9]+1" office:value-type="date" office:date-value="2016-11-07" calcext:value-type="date">
            <text:p>11/7/2016</text:p>
          </table:table-cell>
          <table:table-cell table:style-name="ce65" table:formula="of:=[.BI9]+1" office:value-type="date" office:date-value="2016-11-08" calcext:value-type="date">
            <text:p>11/8/2016</text:p>
          </table:table-cell>
          <table:table-cell table:style-name="ce65" table:formula="of:=[.BJ9]+1" office:value-type="date" office:date-value="2016-11-09" calcext:value-type="date">
            <text:p>11/9/2016</text:p>
          </table:table-cell>
          <table:table-cell table:style-name="ce65" table:formula="of:=[.BK9]+1" office:value-type="date" office:date-value="2016-11-10" calcext:value-type="date">
            <text:p>11/10/2016</text:p>
          </table:table-cell>
          <table:table-cell table:style-name="ce65" table:formula="of:=[.BL9]+1" office:value-type="date" office:date-value="2016-11-11" calcext:value-type="date">
            <text:p>11/11/2016</text:p>
          </table:table-cell>
          <table:table-cell table:style-name="ce65" table:formula="of:=[.BM9]+1" office:value-type="date" office:date-value="2016-11-12" calcext:value-type="date">
            <text:p>11/12/2016</text:p>
          </table:table-cell>
          <table:table-cell table:style-name="ce65" table:formula="of:=[.BN9]+1" office:value-type="date" office:date-value="2016-11-13" calcext:value-type="date">
            <text:p>11/13/2016</text:p>
          </table:table-cell>
          <table:table-cell table:style-name="ce65" table:formula="of:=[.BO9]+1" office:value-type="date" office:date-value="2016-11-14" calcext:value-type="date">
            <text:p>11/14/2016</text:p>
          </table:table-cell>
          <table:table-cell table:style-name="ce65" table:formula="of:=[.BP9]+1" office:value-type="date" office:date-value="2016-11-15" calcext:value-type="date">
            <text:p>11/15/2016</text:p>
          </table:table-cell>
          <table:table-cell table:style-name="ce65" table:formula="of:=[.BQ9]+1" office:value-type="date" office:date-value="2016-11-16" calcext:value-type="date">
            <text:p>11/16/2016</text:p>
          </table:table-cell>
          <table:table-cell table:style-name="ce65" table:formula="of:=[.BR9]+1" office:value-type="date" office:date-value="2016-11-17" calcext:value-type="date">
            <text:p>11/17/2016</text:p>
          </table:table-cell>
          <table:table-cell table:style-name="ce65" table:formula="of:=[.BS9]+1" office:value-type="date" office:date-value="2016-11-18" calcext:value-type="date">
            <text:p>11/18/2016</text:p>
          </table:table-cell>
          <table:table-cell table:style-name="ce65" table:formula="of:=[.BT9]+1" office:value-type="date" office:date-value="2016-11-19" calcext:value-type="date">
            <text:p>11/19/2016</text:p>
          </table:table-cell>
          <table:table-cell table:style-name="ce65" table:formula="of:=[.BU9]+1" office:value-type="date" office:date-value="2016-11-20" calcext:value-type="date">
            <text:p>11/20/2016</text:p>
          </table:table-cell>
          <table:table-cell table:style-name="ce65" table:formula="of:=[.BV9]+1" office:value-type="date" office:date-value="2016-11-21" calcext:value-type="date">
            <text:p>11/21/2016</text:p>
          </table:table-cell>
          <table:table-cell table:style-name="ce65" table:formula="of:=[.BW9]+1" office:value-type="date" office:date-value="2016-11-22" calcext:value-type="date">
            <text:p>11/22/2016</text:p>
          </table:table-cell>
          <table:table-cell table:style-name="ce65" table:formula="of:=[.BX9]+1" office:value-type="date" office:date-value="2016-11-23" calcext:value-type="date">
            <text:p>11/23/2016</text:p>
          </table:table-cell>
          <table:table-cell table:style-name="ce65" table:formula="of:=[.BY9]+1" office:value-type="date" office:date-value="2016-11-24" calcext:value-type="date">
            <text:p>11/24/2016</text:p>
          </table:table-cell>
          <table:table-cell table:style-name="ce65" table:formula="of:=[.BZ9]+1" office:value-type="date" office:date-value="2016-11-25" calcext:value-type="date">
            <text:p>11/25/2016</text:p>
          </table:table-cell>
          <table:table-cell table:style-name="ce65" table:formula="of:=[.CA9]+1" office:value-type="date" office:date-value="2016-11-26" calcext:value-type="date">
            <text:p>11/26/2016</text:p>
          </table:table-cell>
          <table:table-cell table:style-name="ce65" table:formula="of:=[.CB9]+1" office:value-type="date" office:date-value="2016-11-27" calcext:value-type="date">
            <text:p>11/27/2016</text:p>
          </table:table-cell>
          <table:table-cell table:style-name="ce65" table:formula="of:=[.CC9]+1" office:value-type="date" office:date-value="2016-11-28" calcext:value-type="date">
            <text:p>11/28/2016</text:p>
          </table:table-cell>
          <table:table-cell table:style-name="ce65" table:formula="of:=[.CD9]+1" office:value-type="date" office:date-value="2016-11-29" calcext:value-type="date">
            <text:p>11/29/2016</text:p>
          </table:table-cell>
          <table:table-cell table:style-name="ce65" table:formula="of:=[.CE9]+1" office:value-type="date" office:date-value="2016-11-30" calcext:value-type="date">
            <text:p>11/30/2016</text:p>
          </table:table-cell>
          <table:table-cell table:style-name="ce65" table:formula="of:=[.CF9]+1" office:value-type="date" office:date-value="2016-12-01" calcext:value-type="date">
            <text:p>12/1/2016</text:p>
          </table:table-cell>
          <table:table-cell table:style-name="ce65" table:formula="of:=[.CG9]+1" office:value-type="date" office:date-value="2016-12-02" calcext:value-type="date">
            <text:p>12/2/2016</text:p>
          </table:table-cell>
          <table:table-cell table:style-name="ce65" table:formula="of:=[.CH9]+1" office:value-type="date" office:date-value="2016-12-03" calcext:value-type="date">
            <text:p>12/3/2016</text:p>
          </table:table-cell>
          <table:table-cell table:style-name="ce65" table:formula="of:=[.CI9]+1" office:value-type="date" office:date-value="2016-12-04" calcext:value-type="date">
            <text:p>12/4/2016</text:p>
          </table:table-cell>
          <table:table-cell table:style-name="ce65" table:formula="of:=[.CJ9]+1" office:value-type="date" office:date-value="2016-12-05" calcext:value-type="date">
            <text:p>12/5/2016</text:p>
          </table:table-cell>
          <table:table-cell table:style-name="ce65" table:formula="of:=[.CK9]+1" office:value-type="date" office:date-value="2016-12-06" calcext:value-type="date">
            <text:p>12/6/2016</text:p>
          </table:table-cell>
          <table:table-cell table:style-name="ce65" table:formula="of:=[.CL9]+1" office:value-type="date" office:date-value="2016-12-07" calcext:value-type="date">
            <text:p>12/7/2016</text:p>
          </table:table-cell>
          <table:table-cell table:style-name="ce65" table:formula="of:=[.CM9]+1" office:value-type="date" office:date-value="2016-12-08" calcext:value-type="date">
            <text:p>12/8/2016</text:p>
          </table:table-cell>
          <table:table-cell table:style-name="ce65" table:formula="of:=[.CN9]+1" office:value-type="date" office:date-value="2016-12-09" calcext:value-type="date">
            <text:p>12/9/2016</text:p>
          </table:table-cell>
          <table:table-cell table:style-name="ce65" table:formula="of:=[.CO9]+1" office:value-type="date" office:date-value="2016-12-10" calcext:value-type="date">
            <text:p>12/10/2016</text:p>
          </table:table-cell>
          <table:table-cell table:style-name="ce65" table:formula="of:=[.CP9]+1" office:value-type="date" office:date-value="2016-12-11" calcext:value-type="date">
            <text:p>12/11/2016</text:p>
          </table:table-cell>
          <table:table-cell table:style-name="ce65" table:formula="of:=[.CQ9]+1" office:value-type="date" office:date-value="2016-12-12" calcext:value-type="date">
            <text:p>12/12/2016</text:p>
          </table:table-cell>
          <table:table-cell table:style-name="ce65" table:formula="of:=[.CR9]+1" office:value-type="date" office:date-value="2016-12-13" calcext:value-type="date">
            <text:p>12/13/2016</text:p>
          </table:table-cell>
          <table:table-cell table:style-name="ce65" table:formula="of:=[.CS9]+1" office:value-type="date" office:date-value="2016-12-14" calcext:value-type="date">
            <text:p>12/14/2016</text:p>
          </table:table-cell>
          <table:table-cell table:style-name="ce65" table:formula="of:=[.CT9]+1" office:value-type="date" office:date-value="2016-12-15" calcext:value-type="date">
            <text:p>12/15/2016</text:p>
          </table:table-cell>
          <table:table-cell table:style-name="ce65" table:formula="of:=[.CU9]+1" office:value-type="date" office:date-value="2016-12-16" calcext:value-type="date">
            <text:p>12/16/2016</text:p>
          </table:table-cell>
          <table:table-cell table:style-name="ce65" table:formula="of:=[.CV9]+1" office:value-type="date" office:date-value="2016-12-17" calcext:value-type="date">
            <text:p>12/17/2016</text:p>
          </table:table-cell>
          <table:table-cell table:style-name="ce65" table:formula="of:=[.CW9]+1" office:value-type="date" office:date-value="2016-12-18" calcext:value-type="date">
            <text:p>12/18/2016</text:p>
          </table:table-cell>
          <table:table-cell table:style-name="ce65" table:formula="of:=[.CX9]+1" office:value-type="date" office:date-value="2016-12-19" calcext:value-type="date">
            <text:p>12/19/2016</text:p>
          </table:table-cell>
          <table:table-cell table:style-name="ce65" table:formula="of:=[.CY9]+1" office:value-type="date" office:date-value="2016-12-20" calcext:value-type="date">
            <text:p>12/20/2016</text:p>
          </table:table-cell>
          <table:table-cell table:style-name="ce65" table:formula="of:=[.CZ9]+1" office:value-type="date" office:date-value="2016-12-21" calcext:value-type="date">
            <text:p>12/21/2016</text:p>
          </table:table-cell>
          <table:table-cell table:style-name="ce65" table:formula="of:=[.DA9]+1" office:value-type="date" office:date-value="2016-12-22" calcext:value-type="date">
            <text:p>12/22/2016</text:p>
          </table:table-cell>
          <table:table-cell table:style-name="ce65" table:formula="of:=[.DB9]+1" office:value-type="date" office:date-value="2016-12-23" calcext:value-type="date">
            <text:p>12/23/2016</text:p>
          </table:table-cell>
          <table:table-cell table:style-name="ce65" table:formula="of:=[.DC9]+1" office:value-type="date" office:date-value="2016-12-24" calcext:value-type="date">
            <text:p>12/24/2016</text:p>
          </table:table-cell>
          <table:table-cell table:style-name="ce65" table:formula="of:=[.DD9]+1" office:value-type="date" office:date-value="2016-12-25" calcext:value-type="date">
            <text:p>12/25/2016</text:p>
          </table:table-cell>
          <table:table-cell table:style-name="ce65" table:formula="of:=[.DE9]+1" office:value-type="date" office:date-value="2016-12-26" calcext:value-type="date">
            <text:p>12/26/2016</text:p>
          </table:table-cell>
          <table:table-cell table:style-name="ce65" table:formula="of:=[.DF9]+1" office:value-type="date" office:date-value="2016-12-27" calcext:value-type="date">
            <text:p>12/27/2016</text:p>
          </table:table-cell>
          <table:table-cell table:style-name="ce65" table:formula="of:=[.DG9]+1" office:value-type="date" office:date-value="2016-12-28" calcext:value-type="date">
            <text:p>12/28/2016</text:p>
          </table:table-cell>
          <table:table-cell table:style-name="ce65" table:formula="of:=[.DH9]+1" office:value-type="date" office:date-value="2016-12-29" calcext:value-type="date">
            <text:p>12/29/2016</text:p>
          </table:table-cell>
          <table:table-cell table:style-name="ce65" table:formula="of:=[.DI9]+1" office:value-type="date" office:date-value="2016-12-30" calcext:value-type="date">
            <text:p>12/30/2016</text:p>
          </table:table-cell>
          <table:table-cell table:style-name="ce65" table:formula="of:=[.DJ9]+1" office:value-type="date" office:date-value="2016-12-31" calcext:value-type="date">
            <text:p>12/31/2016</text:p>
          </table:table-cell>
          <table:table-cell table:style-name="ce65" table:formula="of:=[.DK9]+1" office:value-type="date" office:date-value="2017-01-01" calcext:value-type="date">
            <text:p>1/1/2017</text:p>
          </table:table-cell>
          <table:table-cell table:style-name="ce65" table:formula="of:=[.DL9]+1" office:value-type="date" office:date-value="2017-01-02" calcext:value-type="date">
            <text:p>1/2/2017</text:p>
          </table:table-cell>
          <table:table-cell table:style-name="ce65" table:formula="of:=[.DM9]+1" office:value-type="date" office:date-value="2017-01-03" calcext:value-type="date">
            <text:p>1/3/2017</text:p>
          </table:table-cell>
          <table:table-cell table:style-name="ce65" table:formula="of:=[.DN9]+1" office:value-type="date" office:date-value="2017-01-04" calcext:value-type="date">
            <text:p>1/4/2017</text:p>
          </table:table-cell>
          <table:table-cell table:style-name="ce65" table:formula="of:=[.DO9]+1" office:value-type="date" office:date-value="2017-01-05" calcext:value-type="date">
            <text:p>1/5/2017</text:p>
          </table:table-cell>
          <table:table-cell table:style-name="ce65" table:formula="of:=[.DP9]+1" office:value-type="date" office:date-value="2017-01-06" calcext:value-type="date">
            <text:p>1/6/2017</text:p>
          </table:table-cell>
          <table:table-cell table:style-name="ce65" table:formula="of:=[.DQ9]+1" office:value-type="date" office:date-value="2017-01-07" calcext:value-type="date">
            <text:p>1/7/2017</text:p>
          </table:table-cell>
          <table:table-cell table:style-name="ce65" table:formula="of:=[.DR9]+1" office:value-type="date" office:date-value="2017-01-08" calcext:value-type="date">
            <text:p>1/8/2017</text:p>
          </table:table-cell>
          <table:table-cell table:style-name="ce65" table:formula="of:=[.DS9]+1" office:value-type="date" office:date-value="2017-01-09" calcext:value-type="date">
            <text:p>1/9/2017</text:p>
          </table:table-cell>
          <table:table-cell table:style-name="ce65" table:formula="of:=[.DT9]+1" office:value-type="date" office:date-value="2017-01-10" calcext:value-type="date">
            <text:p>1/10/2017</text:p>
          </table:table-cell>
          <table:table-cell table:style-name="ce65" table:formula="of:=[.DU9]+1" office:value-type="date" office:date-value="2017-01-11" calcext:value-type="date">
            <text:p>1/11/2017</text:p>
          </table:table-cell>
          <table:table-cell table:style-name="ce65" table:formula="of:=[.DV9]+1" office:value-type="date" office:date-value="2017-01-12" calcext:value-type="date">
            <text:p>1/12/2017</text:p>
          </table:table-cell>
          <table:table-cell table:style-name="ce65" table:formula="of:=[.DW9]+1" office:value-type="date" office:date-value="2017-01-13" calcext:value-type="date">
            <text:p>1/13/2017</text:p>
          </table:table-cell>
          <table:table-cell table:style-name="ce65" table:formula="of:=[.DX9]+1" office:value-type="date" office:date-value="2017-01-14" calcext:value-type="date">
            <text:p>1/14/2017</text:p>
          </table:table-cell>
          <table:table-cell table:style-name="ce65" table:formula="of:=[.DY9]+1" office:value-type="date" office:date-value="2017-01-15" calcext:value-type="date">
            <text:p>1/15/2017</text:p>
          </table:table-cell>
          <table:table-cell table:style-name="ce65" table:formula="of:=[.DZ9]+1" office:value-type="date" office:date-value="2017-01-16" calcext:value-type="date">
            <text:p>1/16/2017</text:p>
          </table:table-cell>
          <table:table-cell table:style-name="ce65" table:formula="of:=[.EA9]+1" office:value-type="date" office:date-value="2017-01-17" calcext:value-type="date">
            <text:p>1/17/2017</text:p>
          </table:table-cell>
          <table:table-cell table:style-name="ce65" table:formula="of:=[.EB9]+1" office:value-type="date" office:date-value="2017-01-18" calcext:value-type="date">
            <text:p>1/18/2017</text:p>
          </table:table-cell>
          <table:table-cell table:style-name="ce65" table:formula="of:=[.EC9]+1" office:value-type="date" office:date-value="2017-01-19" calcext:value-type="date">
            <text:p>1/19/2017</text:p>
          </table:table-cell>
          <table:table-cell table:style-name="ce65" table:formula="of:=[.ED9]+1" office:value-type="date" office:date-value="2017-01-20" calcext:value-type="date">
            <text:p>1/20/2017</text:p>
          </table:table-cell>
          <table:table-cell table:style-name="ce65" table:formula="of:=[.EE9]+1" office:value-type="date" office:date-value="2017-01-21" calcext:value-type="date">
            <text:p>1/21/2017</text:p>
          </table:table-cell>
          <table:table-cell table:style-name="ce65" table:formula="of:=[.EF9]+1" office:value-type="date" office:date-value="2017-01-22" calcext:value-type="date">
            <text:p>1/22/2017</text:p>
          </table:table-cell>
          <table:table-cell table:style-name="ce65" table:formula="of:=[.EG9]+1" office:value-type="date" office:date-value="2017-01-23" calcext:value-type="date">
            <text:p>1/23/2017</text:p>
          </table:table-cell>
          <table:table-cell table:style-name="ce65" table:formula="of:=[.EH9]+1" office:value-type="date" office:date-value="2017-01-24" calcext:value-type="date">
            <text:p>1/24/2017</text:p>
          </table:table-cell>
          <table:table-cell table:style-name="ce65" table:formula="of:=[.EI9]+1" office:value-type="date" office:date-value="2017-01-25" calcext:value-type="date">
            <text:p>1/25/2017</text:p>
          </table:table-cell>
          <table:table-cell table:style-name="ce65" table:formula="of:=[.EJ9]+1" office:value-type="date" office:date-value="2017-01-26" calcext:value-type="date">
            <text:p>1/26/2017</text:p>
          </table:table-cell>
          <table:table-cell table:style-name="ce65" table:formula="of:=[.EK9]+1" office:value-type="date" office:date-value="2017-01-27" calcext:value-type="date">
            <text:p>1/27/2017</text:p>
          </table:table-cell>
          <table:table-cell table:style-name="ce65" table:formula="of:=[.EL9]+1" office:value-type="date" office:date-value="2017-01-28" calcext:value-type="date">
            <text:p>1/28/2017</text:p>
          </table:table-cell>
          <table:table-cell table:style-name="ce65" table:formula="of:=[.EM9]+1" office:value-type="date" office:date-value="2017-01-29" calcext:value-type="date">
            <text:p>1/29/2017</text:p>
          </table:table-cell>
          <table:table-cell table:style-name="ce65" table:formula="of:=[.EN9]+1" office:value-type="date" office:date-value="2017-01-30" calcext:value-type="date">
            <text:p>1/30/2017</text:p>
          </table:table-cell>
          <table:table-cell table:style-name="ce65" table:formula="of:=[.EO9]+1" office:value-type="date" office:date-value="2017-01-31" calcext:value-type="date">
            <text:p>1/31/2017</text:p>
          </table:table-cell>
          <table:table-cell table:style-name="ce65" table:formula="of:=[.EP9]+1" office:value-type="date" office:date-value="2017-02-01" calcext:value-type="date">
            <text:p>2/1/2017</text:p>
          </table:table-cell>
          <table:table-cell table:style-name="ce65" table:formula="of:=[.EQ9]+1" office:value-type="date" office:date-value="2017-02-02" calcext:value-type="date">
            <text:p>2/2/2017</text:p>
          </table:table-cell>
          <table:table-cell table:style-name="ce65" table:formula="of:=[.ER9]+1" office:value-type="date" office:date-value="2017-02-03" calcext:value-type="date">
            <text:p>2/3/2017</text:p>
          </table:table-cell>
          <table:table-cell table:style-name="ce65" table:formula="of:=[.ES9]+1" office:value-type="date" office:date-value="2017-02-04" calcext:value-type="date">
            <text:p>2/4/2017</text:p>
          </table:table-cell>
          <table:table-cell table:style-name="ce65" table:formula="of:=[.ET9]+1" office:value-type="date" office:date-value="2017-02-05" calcext:value-type="date">
            <text:p>2/5/2017</text:p>
          </table:table-cell>
          <table:table-cell table:style-name="ce65" table:formula="of:=[.EU9]+1" office:value-type="date" office:date-value="2017-02-06" calcext:value-type="date">
            <text:p>2/6/2017</text:p>
          </table:table-cell>
          <table:table-cell table:style-name="ce65" table:formula="of:=[.EV9]+1" office:value-type="date" office:date-value="2017-02-07" calcext:value-type="date">
            <text:p>2/7/2017</text:p>
          </table:table-cell>
          <table:table-cell table:style-name="ce65" table:formula="of:=[.EW9]+1" office:value-type="date" office:date-value="2017-02-08" calcext:value-type="date">
            <text:p>2/8/2017</text:p>
          </table:table-cell>
          <table:table-cell table:style-name="ce65" table:formula="of:=[.EX9]+1" office:value-type="date" office:date-value="2017-02-09" calcext:value-type="date">
            <text:p>2/9/2017</text:p>
          </table:table-cell>
          <table:table-cell table:style-name="ce65" table:formula="of:=[.EY9]+1" office:value-type="date" office:date-value="2017-02-10" calcext:value-type="date">
            <text:p>2/10/2017</text:p>
          </table:table-cell>
          <table:table-cell table:style-name="ce65" table:formula="of:=[.EZ9]+1" office:value-type="date" office:date-value="2017-02-11" calcext:value-type="date">
            <text:p>2/11/2017</text:p>
          </table:table-cell>
          <table:table-cell table:style-name="ce65" table:formula="of:=[.FA9]+1" office:value-type="date" office:date-value="2017-02-12" calcext:value-type="date">
            <text:p>2/12/2017</text:p>
          </table:table-cell>
          <table:table-cell table:style-name="ce65" table:formula="of:=[.FB9]+1" office:value-type="date" office:date-value="2017-02-13" calcext:value-type="date">
            <text:p>2/13/2017</text:p>
          </table:table-cell>
          <table:table-cell table:style-name="ce65" table:formula="of:=[.FC9]+1" office:value-type="date" office:date-value="2017-02-14" calcext:value-type="date">
            <text:p>2/14/2017</text:p>
          </table:table-cell>
          <table:table-cell table:style-name="ce65" table:formula="of:=[.FD9]+1" office:value-type="date" office:date-value="2017-02-15" calcext:value-type="date">
            <text:p>2/15/2017</text:p>
          </table:table-cell>
          <table:table-cell table:style-name="ce65" table:formula="of:=[.FE9]+1" office:value-type="date" office:date-value="2017-02-16" calcext:value-type="date">
            <text:p>2/16/2017</text:p>
          </table:table-cell>
          <table:table-cell table:style-name="ce65" table:formula="of:=[.FF9]+1" office:value-type="date" office:date-value="2017-02-17" calcext:value-type="date">
            <text:p>2/17/2017</text:p>
          </table:table-cell>
          <table:table-cell table:style-name="ce65" table:formula="of:=[.FG9]+1" office:value-type="date" office:date-value="2017-02-18" calcext:value-type="date">
            <text:p>2/18/2017</text:p>
          </table:table-cell>
          <table:table-cell table:style-name="ce65" table:formula="of:=[.FH9]+1" office:value-type="date" office:date-value="2017-02-19" calcext:value-type="date">
            <text:p>2/19/2017</text:p>
          </table:table-cell>
          <table:table-cell table:style-name="ce65" table:formula="of:=[.FI9]+1" office:value-type="date" office:date-value="2017-02-20" calcext:value-type="date">
            <text:p>2/20/2017</text:p>
          </table:table-cell>
          <table:table-cell table:style-name="ce65" table:formula="of:=[.FJ9]+1" office:value-type="date" office:date-value="2017-02-21" calcext:value-type="date">
            <text:p>2/21/2017</text:p>
          </table:table-cell>
          <table:table-cell table:style-name="ce65" table:formula="of:=[.FK9]+1" office:value-type="date" office:date-value="2017-02-22" calcext:value-type="date">
            <text:p>2/22/2017</text:p>
          </table:table-cell>
          <table:table-cell table:style-name="ce65" table:formula="of:=[.FL9]+1" office:value-type="date" office:date-value="2017-02-23" calcext:value-type="date">
            <text:p>2/23/2017</text:p>
          </table:table-cell>
          <table:table-cell table:style-name="ce65" table:formula="of:=[.FM9]+1" office:value-type="date" office:date-value="2017-02-24" calcext:value-type="date">
            <text:p>2/24/2017</text:p>
          </table:table-cell>
          <table:table-cell table:style-name="ce65" table:formula="of:=[.FN9]+1" office:value-type="date" office:date-value="2017-02-25" calcext:value-type="date">
            <text:p>2/25/2017</text:p>
          </table:table-cell>
          <table:table-cell table:style-name="ce65" table:formula="of:=[.FO9]+1" office:value-type="date" office:date-value="2017-02-26" calcext:value-type="date">
            <text:p>2/26/2017</text:p>
          </table:table-cell>
          <table:table-cell table:style-name="ce65" table:formula="of:=[.FP9]+1" office:value-type="date" office:date-value="2017-02-27" calcext:value-type="date">
            <text:p>2/27/2017</text:p>
          </table:table-cell>
          <table:table-cell table:style-name="ce65" table:formula="of:=[.FQ9]+1" office:value-type="date" office:date-value="2017-02-28" calcext:value-type="date">
            <text:p>2/28/2017</text:p>
          </table:table-cell>
          <table:table-cell table:style-name="ce65" table:formula="of:=[.FR9]+1" office:value-type="date" office:date-value="2017-03-01" calcext:value-type="date">
            <text:p>3/1/2017</text:p>
          </table:table-cell>
          <table:table-cell table:style-name="ce65" table:formula="of:=[.FS9]+1" office:value-type="date" office:date-value="2017-03-02" calcext:value-type="date">
            <text:p>3/2/2017</text:p>
          </table:table-cell>
          <table:table-cell table:style-name="ce65" table:formula="of:=[.FT9]+1" office:value-type="date" office:date-value="2017-03-03" calcext:value-type="date">
            <text:p>3/3/2017</text:p>
          </table:table-cell>
          <table:table-cell table:style-name="ce65" table:formula="of:=[.FU9]+1" office:value-type="date" office:date-value="2017-03-04" calcext:value-type="date">
            <text:p>3/4/2017</text:p>
          </table:table-cell>
          <table:table-cell table:style-name="ce65" table:formula="of:=[.FV9]+1" office:value-type="date" office:date-value="2017-03-05" calcext:value-type="date">
            <text:p>3/5/2017</text:p>
          </table:table-cell>
          <table:table-cell table:style-name="ce65" table:formula="of:=[.FW9]+1" office:value-type="date" office:date-value="2017-03-06" calcext:value-type="date">
            <text:p>3/6/2017</text:p>
          </table:table-cell>
          <table:table-cell table:style-name="ce65" table:formula="of:=[.FX9]+1" office:value-type="date" office:date-value="2017-03-07" calcext:value-type="date">
            <text:p>3/7/2017</text:p>
          </table:table-cell>
          <table:table-cell table:style-name="ce65" table:formula="of:=[.FY9]+1" office:value-type="date" office:date-value="2017-03-08" calcext:value-type="date">
            <text:p>3/8/2017</text:p>
          </table:table-cell>
          <table:table-cell table:style-name="ce65" table:formula="of:=[.FZ9]+1" office:value-type="date" office:date-value="2017-03-09" calcext:value-type="date">
            <text:p>3/9/2017</text:p>
          </table:table-cell>
          <table:table-cell table:style-name="ce65" table:formula="of:=[.GA9]+1" office:value-type="date" office:date-value="2017-03-10" calcext:value-type="date">
            <text:p>3/10/2017</text:p>
          </table:table-cell>
          <table:table-cell table:style-name="ce65" table:formula="of:=[.GB9]+1" office:value-type="date" office:date-value="2017-03-11" calcext:value-type="date">
            <text:p>3/11/2017</text:p>
          </table:table-cell>
          <table:table-cell table:style-name="ce65" table:formula="of:=[.GC9]+1" office:value-type="date" office:date-value="2017-03-12" calcext:value-type="date">
            <text:p>3/12/2017</text:p>
          </table:table-cell>
          <table:table-cell table:style-name="ce65" table:formula="of:=[.GD9]+1" office:value-type="date" office:date-value="2017-03-13" calcext:value-type="date">
            <text:p>3/13/2017</text:p>
          </table:table-cell>
          <table:table-cell table:style-name="ce65" table:formula="of:=[.GE9]+1" office:value-type="date" office:date-value="2017-03-14" calcext:value-type="date">
            <text:p>3/14/2017</text:p>
          </table:table-cell>
          <table:table-cell table:style-name="ce65" table:formula="of:=[.GF9]+1" office:value-type="date" office:date-value="2017-03-15" calcext:value-type="date">
            <text:p>3/15/2017</text:p>
          </table:table-cell>
          <table:table-cell table:style-name="ce65" table:formula="of:=[.GG9]+1" office:value-type="date" office:date-value="2017-03-16" calcext:value-type="date">
            <text:p>3/16/2017</text:p>
          </table:table-cell>
          <table:table-cell table:style-name="ce65" table:formula="of:=[.GH9]+1" office:value-type="date" office:date-value="2017-03-17" calcext:value-type="date">
            <text:p>3/17/2017</text:p>
          </table:table-cell>
          <table:table-cell table:style-name="ce65" table:formula="of:=[.GI9]+1" office:value-type="date" office:date-value="2017-03-18" calcext:value-type="date">
            <text:p>3/18/2017</text:p>
          </table:table-cell>
          <table:table-cell table:style-name="ce65" table:formula="of:=[.GJ9]+1" office:value-type="date" office:date-value="2017-03-19" calcext:value-type="date">
            <text:p>3/19/2017</text:p>
          </table:table-cell>
          <table:table-cell table:style-name="ce65" table:formula="of:=[.GK9]+1" office:value-type="date" office:date-value="2017-03-20" calcext:value-type="date">
            <text:p>3/20/2017</text:p>
          </table:table-cell>
          <table:table-cell table:style-name="ce65" table:formula="of:=[.GL9]+1" office:value-type="date" office:date-value="2017-03-21" calcext:value-type="date">
            <text:p>3/21/2017</text:p>
          </table:table-cell>
          <table:table-cell table:style-name="ce65" table:formula="of:=[.GM9]+1" office:value-type="date" office:date-value="2017-03-22" calcext:value-type="date">
            <text:p>3/22/2017</text:p>
          </table:table-cell>
          <table:table-cell table:style-name="ce65" table:formula="of:=[.GN9]+1" office:value-type="date" office:date-value="2017-03-23" calcext:value-type="date">
            <text:p>3/23/2017</text:p>
          </table:table-cell>
          <table:table-cell table:style-name="ce65" table:formula="of:=[.GO9]+1" office:value-type="date" office:date-value="2017-03-24" calcext:value-type="date">
            <text:p>3/24/2017</text:p>
          </table:table-cell>
          <table:table-cell table:style-name="ce65" table:formula="of:=[.GP9]+1" office:value-type="date" office:date-value="2017-03-25" calcext:value-type="date">
            <text:p>3/25/2017</text:p>
          </table:table-cell>
          <table:table-cell table:style-name="ce65" table:formula="of:=[.GQ9]+1" office:value-type="date" office:date-value="2017-03-26" calcext:value-type="date">
            <text:p>3/26/2017</text:p>
          </table:table-cell>
          <table:table-cell table:style-name="ce65" table:formula="of:=[.GR9]+1" office:value-type="date" office:date-value="2017-03-27" calcext:value-type="date">
            <text:p>3/27/2017</text:p>
          </table:table-cell>
          <table:table-cell table:style-name="ce65" table:formula="of:=[.GS9]+1" office:value-type="date" office:date-value="2017-03-28" calcext:value-type="date">
            <text:p>3/28/2017</text:p>
          </table:table-cell>
          <table:table-cell table:style-name="ce65" table:formula="of:=[.GT9]+1" office:value-type="date" office:date-value="2017-03-29" calcext:value-type="date">
            <text:p>3/29/2017</text:p>
          </table:table-cell>
          <table:table-cell table:style-name="ce65" table:formula="of:=[.GU9]+1" office:value-type="date" office:date-value="2017-03-30" calcext:value-type="date">
            <text:p>3/30/2017</text:p>
          </table:table-cell>
          <table:table-cell table:style-name="ce65" table:formula="of:=[.GV9]+1" office:value-type="date" office:date-value="2017-03-31" calcext:value-type="date">
            <text:p>3/31/2017</text:p>
          </table:table-cell>
          <table:table-cell table:style-name="ce65" table:formula="of:=[.GW9]+1" office:value-type="date" office:date-value="2017-04-01" calcext:value-type="date">
            <text:p>4/1/2017</text:p>
          </table:table-cell>
          <table:table-cell table:style-name="ce65" table:formula="of:=[.GX9]+1" office:value-type="date" office:date-value="2017-04-02" calcext:value-type="date">
            <text:p>4/2/2017</text:p>
          </table:table-cell>
          <table:table-cell table:style-name="ce65" table:formula="of:=[.GY9]+1" office:value-type="date" office:date-value="2017-04-03" calcext:value-type="date">
            <text:p>4/3/2017</text:p>
          </table:table-cell>
          <table:table-cell table:style-name="ce65" table:formula="of:=[.GZ9]+1" office:value-type="date" office:date-value="2017-04-04" calcext:value-type="date">
            <text:p>4/4/2017</text:p>
          </table:table-cell>
          <table:table-cell table:style-name="ce65" table:formula="of:=[.HA9]+1" office:value-type="date" office:date-value="2017-04-05" calcext:value-type="date">
            <text:p>4/5/2017</text:p>
          </table:table-cell>
          <table:table-cell table:style-name="ce65" table:formula="of:=[.HB9]+1" office:value-type="date" office:date-value="2017-04-06" calcext:value-type="date">
            <text:p>4/6/2017</text:p>
          </table:table-cell>
          <table:table-cell table:style-name="ce65" table:formula="of:=[.HC9]+1" office:value-type="date" office:date-value="2017-04-07" calcext:value-type="date">
            <text:p>4/7/2017</text:p>
          </table:table-cell>
          <table:table-cell table:style-name="ce65" table:formula="of:=[.HD9]+1" office:value-type="date" office:date-value="2017-04-08" calcext:value-type="date">
            <text:p>4/8/2017</text:p>
          </table:table-cell>
          <table:table-cell table:style-name="ce65" table:formula="of:=[.HE9]+1" office:value-type="date" office:date-value="2017-04-09" calcext:value-type="date">
            <text:p>4/9/2017</text:p>
          </table:table-cell>
          <table:table-cell table:style-name="ce65" table:formula="of:=[.HF9]+1" office:value-type="date" office:date-value="2017-04-10" calcext:value-type="date">
            <text:p>4/10/2017</text:p>
          </table:table-cell>
          <table:table-cell table:style-name="ce65" table:formula="of:=[.HG9]+1" office:value-type="date" office:date-value="2017-04-11" calcext:value-type="date">
            <text:p>4/11/2017</text:p>
          </table:table-cell>
          <table:table-cell table:style-name="ce65" table:formula="of:=[.HH9]+1" office:value-type="date" office:date-value="2017-04-12" calcext:value-type="date">
            <text:p>4/12/2017</text:p>
          </table:table-cell>
          <table:table-cell table:style-name="ce65" table:formula="of:=[.HI9]+1" office:value-type="date" office:date-value="2017-04-13" calcext:value-type="date">
            <text:p>4/13/2017</text:p>
          </table:table-cell>
          <table:table-cell table:style-name="ce65" table:formula="of:=[.HJ9]+1" office:value-type="date" office:date-value="2017-04-14" calcext:value-type="date">
            <text:p>4/14/2017</text:p>
          </table:table-cell>
          <table:table-cell table:style-name="ce65" table:formula="of:=[.HK9]+1" office:value-type="date" office:date-value="2017-04-15" calcext:value-type="date">
            <text:p>4/15/2017</text:p>
          </table:table-cell>
          <table:table-cell table:style-name="ce65" table:formula="of:=[.HL9]+1" office:value-type="date" office:date-value="2017-04-16" calcext:value-type="date">
            <text:p>4/16/2017</text:p>
          </table:table-cell>
          <table:table-cell table:style-name="ce65" table:formula="of:=[.HM9]+1" office:value-type="date" office:date-value="2017-04-17" calcext:value-type="date">
            <text:p>4/17/2017</text:p>
          </table:table-cell>
          <table:table-cell table:style-name="ce65" table:formula="of:=[.HN9]+1" office:value-type="date" office:date-value="2017-04-18" calcext:value-type="date">
            <text:p>4/18/2017</text:p>
          </table:table-cell>
          <table:table-cell table:style-name="ce65" table:formula="of:=[.HO9]+1" office:value-type="date" office:date-value="2017-04-19" calcext:value-type="date">
            <text:p>4/19/2017</text:p>
          </table:table-cell>
          <table:table-cell table:style-name="ce65" table:formula="of:=[.HP9]+1" office:value-type="date" office:date-value="2017-04-20" calcext:value-type="date">
            <text:p>4/20/2017</text:p>
          </table:table-cell>
          <table:table-cell table:style-name="ce65" table:formula="of:=[.HQ9]+1" office:value-type="date" office:date-value="2017-04-21" calcext:value-type="date">
            <text:p>4/21/2017</text:p>
          </table:table-cell>
          <table:table-cell table:style-name="ce65" table:formula="of:=[.HR9]+1" office:value-type="date" office:date-value="2017-04-22" calcext:value-type="date">
            <text:p>4/22/2017</text:p>
          </table:table-cell>
          <table:table-cell table:style-name="ce65" table:formula="of:=[.HS9]+1" office:value-type="date" office:date-value="2017-04-23" calcext:value-type="date">
            <text:p>4/23/2017</text:p>
          </table:table-cell>
          <table:table-cell table:style-name="ce65" table:formula="of:=[.HT9]+1" office:value-type="date" office:date-value="2017-04-24" calcext:value-type="date">
            <text:p>4/24/2017</text:p>
          </table:table-cell>
          <table:table-cell table:style-name="ce65" table:formula="of:=[.HU9]+1" office:value-type="date" office:date-value="2017-04-25" calcext:value-type="date">
            <text:p>4/25/2017</text:p>
          </table:table-cell>
          <table:table-cell table:style-name="ce65" table:formula="of:=[.HV9]+1" office:value-type="date" office:date-value="2017-04-26" calcext:value-type="date">
            <text:p>4/26/2017</text:p>
          </table:table-cell>
          <table:table-cell table:style-name="ce65" table:formula="of:=[.HW9]+1" office:value-type="date" office:date-value="2017-04-27" calcext:value-type="date">
            <text:p>4/27/2017</text:p>
          </table:table-cell>
          <table:table-cell table:style-name="ce65" table:formula="of:=[.HX9]+1" office:value-type="date" office:date-value="2017-04-28" calcext:value-type="date">
            <text:p>4/28/2017</text:p>
          </table:table-cell>
          <table:table-cell table:style-name="ce65" table:formula="of:=[.HY9]+1" office:value-type="date" office:date-value="2017-04-29" calcext:value-type="date">
            <text:p>4/29/2017</text:p>
          </table:table-cell>
          <table:table-cell table:style-name="ce65" table:formula="of:=[.HZ9]+1" office:value-type="date" office:date-value="2017-04-30" calcext:value-type="date">
            <text:p>4/30/2017</text:p>
          </table:table-cell>
          <table:table-cell table:style-name="ce65" table:formula="of:=[.IA9]+1" office:value-type="date" office:date-value="2017-05-01" calcext:value-type="date">
            <text:p>5/1/2017</text:p>
          </table:table-cell>
          <table:table-cell table:style-name="ce65" table:formula="of:=[.IB9]+1" office:value-type="date" office:date-value="2017-05-02" calcext:value-type="date">
            <text:p>5/2/2017</text:p>
          </table:table-cell>
          <table:table-cell table:style-name="ce65" table:formula="of:=[.IC9]+1" office:value-type="date" office:date-value="2017-05-03" calcext:value-type="date">
            <text:p>5/3/2017</text:p>
          </table:table-cell>
          <table:table-cell table:style-name="ce65" table:formula="of:=[.ID9]+1" office:value-type="date" office:date-value="2017-05-04" calcext:value-type="date">
            <text:p>5/4/2017</text:p>
          </table:table-cell>
          <table:table-cell table:style-name="ce65" table:formula="of:=[.IE9]+1" office:value-type="date" office:date-value="2017-05-05" calcext:value-type="date">
            <text:p>5/5/2017</text:p>
          </table:table-cell>
          <table:table-cell table:style-name="ce65" table:formula="of:=[.IF9]+1" office:value-type="date" office:date-value="2017-05-06" calcext:value-type="date">
            <text:p>5/6/2017</text:p>
          </table:table-cell>
          <table:table-cell table:style-name="ce65" table:formula="of:=[.IG9]+1" office:value-type="date" office:date-value="2017-05-07" calcext:value-type="date">
            <text:p>5/7/2017</text:p>
          </table:table-cell>
          <table:table-cell table:style-name="ce65" table:formula="of:=[.IH9]+1" office:value-type="date" office:date-value="2017-05-08" calcext:value-type="date">
            <text:p>5/8/2017</text:p>
          </table:table-cell>
          <table:table-cell table:style-name="ce65" table:formula="of:=[.II9]+1" office:value-type="date" office:date-value="2017-05-09" calcext:value-type="date">
            <text:p>5/9/2017</text:p>
          </table:table-cell>
          <table:table-cell table:style-name="ce65" table:formula="of:=[.IJ9]+1" office:value-type="date" office:date-value="2017-05-10" calcext:value-type="date">
            <text:p>5/10/2017</text:p>
          </table:table-cell>
          <table:table-cell table:style-name="ce65" table:formula="of:=[.IK9]+1" office:value-type="date" office:date-value="2017-05-11" calcext:value-type="date">
            <text:p>5/11/2017</text:p>
          </table:table-cell>
          <table:table-cell table:style-name="ce65" table:formula="of:=[.IL9]+1" office:value-type="date" office:date-value="2017-05-12" calcext:value-type="date">
            <text:p>5/12/2017</text:p>
          </table:table-cell>
          <table:table-cell table:style-name="ce65" table:formula="of:=[.IM9]+1" office:value-type="date" office:date-value="2017-05-13" calcext:value-type="date">
            <text:p>5/13/2017</text:p>
          </table:table-cell>
          <table:table-cell table:style-name="ce65" table:formula="of:=[.IN9]+1" office:value-type="date" office:date-value="2017-05-14" calcext:value-type="date">
            <text:p>5/14/2017</text:p>
          </table:table-cell>
          <table:table-cell table:style-name="ce2" table:number-columns-repeated="7"/>
          <table:table-cell table:number-columns-repeated="768"/>
        </table:table-row>
        <table:table-row table:style-name="ro4">
          <table:table-cell table:style-name="ce6" office:value-type="string" calcext:value-type="string">
            <text:p>Nr</text:p>
          </table:table-cell>
          <table:table-cell table:style-name="ce13" office:value-type="string" calcext:value-type="string">
            <text:p>Aufgabe</text:p>
          </table:table-cell>
          <table:table-cell table:style-name="ce20" office:value-type="string" calcext:value-type="string">
            <text:p>Wer</text:p>
          </table:table-cell>
          <table:table-cell table:style-name="ce13" office:value-type="string" calcext:value-type="string">
            <text:p>Start</text:p>
          </table:table-cell>
          <table:table-cell table:style-name="ce13" office:value-type="string" calcext:value-type="string">
            <text:p>Ende</text:p>
          </table:table-cell>
          <table:table-cell table:style-name="ce34" office:value-type="string" calcext:value-type="string">
            <text:p><text:s/>Dauer (Tage)</text:p>
          </table:table-cell>
          <table:table-cell table:style-name="ce37" office:value-type="string" calcext:value-type="string">
            <text:p><text:s/>Abgeschlossen</text:p>
          </table:table-cell>
          <table:table-cell table:style-name="ce34" office:value-type="string" calcext:value-type="string">
            <text:p><text:s/>Arbeitstage</text:p>
          </table:table-cell>
          <table:table-cell table:style-name="ce37" office:value-type="string" calcext:value-type="string">
            <text:p><text:s/>Fertige Tage</text:p>
          </table:table-cell>
          <table:table-cell table:style-name="ce37" office:value-type="string" calcext:value-type="string">
            <text:p><text:s/>Übrige Tage</text:p>
          </table:table-cell>
          <table:table-cell table:style-name="ce50"/>
          <table:table-cell table:style-name="ce55" table:formula="of:=[.L9]" office:value-type="date" office:date-value="2016-09-19" calcext:value-type="date" table:number-columns-spanned="7" table:number-rows-spanned="1">
            <text:p>19 - Sep - 16</text:p>
          </table:table-cell>
          <table:covered-table-cell table:number-columns-repeated="5" table:style-name="ce66"/>
          <table:covered-table-cell table:style-name="ce67"/>
          <table:table-cell table:style-name="ce55" table:formula="of:=[.S9]" office:value-type="date" office:date-value="2016-09-26" calcext:value-type="date" table:number-columns-spanned="7" table:number-rows-spanned="1">
            <text:p>26 - Sep - 16</text:p>
          </table:table-cell>
          <table:covered-table-cell table:number-columns-repeated="5" table:style-name="ce66"/>
          <table:covered-table-cell table:style-name="ce67"/>
          <table:table-cell table:style-name="ce55" table:formula="of:=[.Z9]" office:value-type="date" office:date-value="2016-10-03" calcext:value-type="date" table:number-columns-spanned="7" table:number-rows-spanned="1">
            <text:p>03 - Oct - 16</text:p>
          </table:table-cell>
          <table:covered-table-cell table:number-columns-repeated="5" table:style-name="ce66"/>
          <table:covered-table-cell table:style-name="ce67"/>
          <table:table-cell table:style-name="ce55" table:formula="of:=[.AG9]" office:value-type="date" office:date-value="2016-10-10" calcext:value-type="date" table:number-columns-spanned="7" table:number-rows-spanned="1">
            <text:p>10 - Oct - 16</text:p>
          </table:table-cell>
          <table:covered-table-cell table:number-columns-repeated="5" table:style-name="ce66"/>
          <table:covered-table-cell table:style-name="ce67"/>
          <table:table-cell table:style-name="ce55" table:formula="of:=[.AN9]" office:value-type="date" office:date-value="2016-10-17" calcext:value-type="date" table:number-columns-spanned="7" table:number-rows-spanned="1">
            <text:p>17 - Oct - 16</text:p>
          </table:table-cell>
          <table:covered-table-cell table:number-columns-repeated="5" table:style-name="ce66"/>
          <table:covered-table-cell table:style-name="ce67"/>
          <table:table-cell table:style-name="ce55" table:formula="of:=[.AU9]" office:value-type="date" office:date-value="2016-10-24" calcext:value-type="date" table:number-columns-spanned="7" table:number-rows-spanned="1">
            <text:p>24 - Oct - 16</text:p>
          </table:table-cell>
          <table:covered-table-cell table:number-columns-repeated="5" table:style-name="ce66"/>
          <table:covered-table-cell table:style-name="ce67"/>
          <table:table-cell table:style-name="ce55" table:formula="of:=[.BB9]" office:value-type="date" office:date-value="2016-10-31" calcext:value-type="date" table:number-columns-spanned="7" table:number-rows-spanned="1">
            <text:p>31 - Oct - 16</text:p>
          </table:table-cell>
          <table:covered-table-cell table:number-columns-repeated="5" table:style-name="ce66"/>
          <table:covered-table-cell table:style-name="ce67"/>
          <table:table-cell table:style-name="ce55" table:formula="of:=[.BI9]" office:value-type="date" office:date-value="2016-11-07" calcext:value-type="date" table:number-columns-spanned="7" table:number-rows-spanned="1">
            <text:p>07 - Nov - 16</text:p>
          </table:table-cell>
          <table:covered-table-cell table:number-columns-repeated="5" table:style-name="ce66"/>
          <table:covered-table-cell table:style-name="ce67"/>
          <table:table-cell table:style-name="ce55" table:formula="of:=[.BP9]" office:value-type="date" office:date-value="2016-11-14" calcext:value-type="date" table:number-columns-spanned="7" table:number-rows-spanned="1">
            <text:p>14 - Nov - 16</text:p>
          </table:table-cell>
          <table:covered-table-cell table:number-columns-repeated="5" table:style-name="ce66"/>
          <table:covered-table-cell table:style-name="ce67"/>
          <table:table-cell table:style-name="ce55" table:formula="of:=[.BW9]" office:value-type="date" office:date-value="2016-11-21" calcext:value-type="date" table:number-columns-spanned="7" table:number-rows-spanned="1">
            <text:p>21 - Nov - 16</text:p>
          </table:table-cell>
          <table:covered-table-cell table:number-columns-repeated="5" table:style-name="ce66"/>
          <table:covered-table-cell table:style-name="ce67"/>
          <table:table-cell table:style-name="ce55" table:formula="of:=[.CD9]" office:value-type="date" office:date-value="2016-11-28" calcext:value-type="date" table:number-columns-spanned="7" table:number-rows-spanned="1">
            <text:p>28 - Nov - 16</text:p>
          </table:table-cell>
          <table:covered-table-cell table:number-columns-repeated="5" table:style-name="ce66"/>
          <table:covered-table-cell table:style-name="ce67"/>
          <table:table-cell table:style-name="ce55" table:formula="of:=[.CK9]" office:value-type="date" office:date-value="2016-12-05" calcext:value-type="date" table:number-columns-spanned="7" table:number-rows-spanned="1">
            <text:p>05 - Dec - 16</text:p>
          </table:table-cell>
          <table:covered-table-cell table:number-columns-repeated="5" table:style-name="ce66"/>
          <table:covered-table-cell table:style-name="ce67"/>
          <table:table-cell table:style-name="ce55" table:formula="of:=[.CR9]" office:value-type="date" office:date-value="2016-12-12" calcext:value-type="date" table:number-columns-spanned="7" table:number-rows-spanned="1">
            <text:p>12 - Dec - 16</text:p>
          </table:table-cell>
          <table:covered-table-cell table:number-columns-repeated="5" table:style-name="ce66"/>
          <table:covered-table-cell table:style-name="ce67"/>
          <table:table-cell table:style-name="ce55" table:formula="of:=[.CY9]" office:value-type="date" office:date-value="2016-12-19" calcext:value-type="date" table:number-columns-spanned="7" table:number-rows-spanned="1">
            <text:p>19 - Dec - 16</text:p>
          </table:table-cell>
          <table:covered-table-cell table:number-columns-repeated="5" table:style-name="ce66"/>
          <table:covered-table-cell table:style-name="ce67"/>
          <table:table-cell table:style-name="ce55" table:formula="of:=[.DF9]" office:value-type="date" office:date-value="2016-12-26" calcext:value-type="date" table:number-columns-spanned="7" table:number-rows-spanned="1">
            <text:p>26 - Dec - 16</text:p>
          </table:table-cell>
          <table:covered-table-cell table:number-columns-repeated="5" table:style-name="ce66"/>
          <table:covered-table-cell table:style-name="ce67"/>
          <table:table-cell table:style-name="ce55" table:formula="of:=[.DM9]" office:value-type="date" office:date-value="2017-01-02" calcext:value-type="date" table:number-columns-spanned="7" table:number-rows-spanned="1">
            <text:p>02 - Jan - 17</text:p>
          </table:table-cell>
          <table:covered-table-cell table:number-columns-repeated="5" table:style-name="ce66"/>
          <table:covered-table-cell table:style-name="ce67"/>
          <table:table-cell table:style-name="ce55" table:formula="of:=[.DT9]" office:value-type="date" office:date-value="2017-01-09" calcext:value-type="date" table:number-columns-spanned="7" table:number-rows-spanned="1">
            <text:p>09 - Jan - 17</text:p>
          </table:table-cell>
          <table:covered-table-cell table:number-columns-repeated="5" table:style-name="ce66"/>
          <table:covered-table-cell table:style-name="ce67"/>
          <table:table-cell table:style-name="ce55" table:formula="of:=[.EA9]" office:value-type="date" office:date-value="2017-01-16" calcext:value-type="date" table:number-columns-spanned="7" table:number-rows-spanned="1">
            <text:p>16 - Jan - 17</text:p>
          </table:table-cell>
          <table:covered-table-cell table:number-columns-repeated="5" table:style-name="ce66"/>
          <table:covered-table-cell table:style-name="ce67"/>
          <table:table-cell table:style-name="ce55" table:formula="of:=[.EH9]" office:value-type="date" office:date-value="2017-01-23" calcext:value-type="date" table:number-columns-spanned="7" table:number-rows-spanned="1">
            <text:p>23 - Jan - 17</text:p>
          </table:table-cell>
          <table:covered-table-cell table:number-columns-repeated="5" table:style-name="ce66"/>
          <table:covered-table-cell table:style-name="ce67"/>
          <table:table-cell table:style-name="ce55" table:formula="of:=[.EO9]" office:value-type="date" office:date-value="2017-01-30" calcext:value-type="date" table:number-columns-spanned="7" table:number-rows-spanned="1">
            <text:p>30 - Jan - 17</text:p>
          </table:table-cell>
          <table:covered-table-cell table:number-columns-repeated="5" table:style-name="ce66"/>
          <table:covered-table-cell table:style-name="ce67"/>
          <table:table-cell table:style-name="ce55" table:formula="of:=[.EV9]" office:value-type="date" office:date-value="2017-02-06" calcext:value-type="date" table:number-columns-spanned="7" table:number-rows-spanned="1">
            <text:p>06 - Feb - 17</text:p>
          </table:table-cell>
          <table:covered-table-cell table:number-columns-repeated="5" table:style-name="ce66"/>
          <table:covered-table-cell table:style-name="ce67"/>
          <table:table-cell table:style-name="ce55" table:formula="of:=[.FC9]" office:value-type="date" office:date-value="2017-02-13" calcext:value-type="date" table:number-columns-spanned="7" table:number-rows-spanned="1">
            <text:p>13 - Feb - 17</text:p>
          </table:table-cell>
          <table:covered-table-cell table:number-columns-repeated="5" table:style-name="ce66"/>
          <table:covered-table-cell table:style-name="ce67"/>
          <table:table-cell table:style-name="ce55" table:formula="of:=[.FJ9]" office:value-type="date" office:date-value="2017-02-20" calcext:value-type="date" table:number-columns-spanned="7" table:number-rows-spanned="1">
            <text:p>20 - Feb - 17</text:p>
          </table:table-cell>
          <table:covered-table-cell table:number-columns-repeated="5" table:style-name="ce66"/>
          <table:covered-table-cell table:style-name="ce67"/>
          <table:table-cell table:style-name="ce55" table:formula="of:=[.FQ9]" office:value-type="date" office:date-value="2017-02-27" calcext:value-type="date" table:number-columns-spanned="7" table:number-rows-spanned="1">
            <text:p>27 - Feb - 17</text:p>
          </table:table-cell>
          <table:covered-table-cell table:number-columns-repeated="5" table:style-name="ce66"/>
          <table:covered-table-cell table:style-name="ce67"/>
          <table:table-cell table:style-name="ce55" table:formula="of:=[.FX9]" office:value-type="date" office:date-value="2017-03-06" calcext:value-type="date" table:number-columns-spanned="7" table:number-rows-spanned="1">
            <text:p>06 - Mar - 17</text:p>
          </table:table-cell>
          <table:covered-table-cell table:number-columns-repeated="5" table:style-name="ce66"/>
          <table:covered-table-cell table:style-name="ce67"/>
          <table:table-cell table:style-name="ce55" table:formula="of:=[.GE9]" office:value-type="date" office:date-value="2017-03-13" calcext:value-type="date" table:number-columns-spanned="7" table:number-rows-spanned="1">
            <text:p>13 - Mar - 17</text:p>
          </table:table-cell>
          <table:covered-table-cell table:number-columns-repeated="5" table:style-name="ce66"/>
          <table:covered-table-cell table:style-name="ce67"/>
          <table:table-cell table:style-name="ce55" table:formula="of:=[.GL9]" office:value-type="date" office:date-value="2017-03-20" calcext:value-type="date" table:number-columns-spanned="7" table:number-rows-spanned="1">
            <text:p>20 - Mar - 17</text:p>
          </table:table-cell>
          <table:covered-table-cell table:number-columns-repeated="5" table:style-name="ce66"/>
          <table:covered-table-cell table:style-name="ce67"/>
          <table:table-cell table:style-name="ce55" table:formula="of:=[.GS9]" office:value-type="date" office:date-value="2017-03-27" calcext:value-type="date" table:number-columns-spanned="7" table:number-rows-spanned="1">
            <text:p>27 - Mar - 17</text:p>
          </table:table-cell>
          <table:covered-table-cell table:number-columns-repeated="5" table:style-name="ce66"/>
          <table:covered-table-cell table:style-name="ce67"/>
          <table:table-cell table:style-name="ce55" table:formula="of:=[.GZ9]" office:value-type="date" office:date-value="2017-04-03" calcext:value-type="date" table:number-columns-spanned="7" table:number-rows-spanned="1">
            <text:p>03 - Apr - 17</text:p>
          </table:table-cell>
          <table:covered-table-cell table:number-columns-repeated="5" table:style-name="ce66"/>
          <table:covered-table-cell table:style-name="ce67"/>
          <table:table-cell table:style-name="ce55" table:formula="of:=[.HG9]" office:value-type="date" office:date-value="2017-04-10" calcext:value-type="date" table:number-columns-spanned="7" table:number-rows-spanned="1">
            <text:p>10 - Apr - 17</text:p>
          </table:table-cell>
          <table:covered-table-cell table:number-columns-repeated="5" table:style-name="ce66"/>
          <table:covered-table-cell table:style-name="ce67"/>
          <table:table-cell table:style-name="ce55" table:formula="of:=[.HN9]" office:value-type="date" office:date-value="2017-04-17" calcext:value-type="date" table:number-columns-spanned="7" table:number-rows-spanned="1">
            <text:p>17 - Apr - 17</text:p>
          </table:table-cell>
          <table:covered-table-cell table:number-columns-repeated="5" table:style-name="ce66"/>
          <table:covered-table-cell table:style-name="ce67"/>
          <table:table-cell table:style-name="ce55" table:formula="of:=[.HU9]" office:value-type="date" office:date-value="2017-04-24" calcext:value-type="date" table:number-columns-spanned="7" table:number-rows-spanned="1">
            <text:p>24 - Apr - 17</text:p>
          </table:table-cell>
          <table:covered-table-cell table:number-columns-repeated="5" table:style-name="ce66"/>
          <table:covered-table-cell table:style-name="ce67"/>
          <table:table-cell table:style-name="ce55" table:formula="of:=[.IB9]" office:value-type="date" office:date-value="2017-05-01" calcext:value-type="date" table:number-columns-spanned="7" table:number-rows-spanned="1">
            <text:p>01 - May - 17</text:p>
          </table:table-cell>
          <table:covered-table-cell table:number-columns-repeated="5" table:style-name="ce66"/>
          <table:covered-table-cell table:style-name="ce67"/>
          <table:table-cell table:style-name="ce55" table:formula="of:=[.II9]" office:value-type="date" office:date-value="2017-05-08" calcext:value-type="date" table:number-columns-spanned="7" table:number-rows-spanned="1">
            <text:p>08 - May - 17</text:p>
          </table:table-cell>
          <table:covered-table-cell table:number-columns-repeated="5" table:style-name="ce66"/>
          <table:covered-table-cell table:style-name="ce67"/>
          <table:table-cell table:style-name="ce68" table:number-columns-repeated="7"/>
          <table:table-cell table:number-columns-repeated="768"/>
        </table:table-row>
        <table:table-row table:style-name="ro2">
          <table:table-cell table:style-name="ce7"/>
          <table:table-cell table:style-name="ce14" table:number-columns-repeated="3"/>
          <table:table-cell table:style-name="ce30" table:number-columns-repeated="2"/>
          <table:table-cell table:style-name="ce14"/>
          <table:table-cell table:style-name="ce30"/>
          <table:table-cell table:style-name="ce14" table:number-columns-repeated="2"/>
          <table:table-cell table:style-name="ce51"/>
          <table:table-cell table:style-name="ce14" table:number-columns-repeated="245"/>
          <table:table-cell table:number-columns-repeated="768"/>
        </table:table-row>
        <table:table-row table:style-name="ro2">
          <table:table-cell table:style-name="ce8" office:value-type="string" calcext:value-type="string">
            <text:p>1</text:p>
          </table:table-cell>
          <table:table-cell table:style-name="ce15" office:value-type="string" calcext:value-type="string">
            <text:p>Projektmanagement</text:p>
          </table:table-cell>
          <table:table-cell table:style-name="ce21"/>
          <table:table-cell table:style-name="ce25" office:value-type="date" office:date-value="2016-09-19" calcext:value-type="date">
            <text:p>19 Sep 16</text:p>
          </table:table-cell>
          <table:table-cell table:style-name="ce31" table:formula="of:=[.D12]+[.F12]" office:value-type="date" office:date-value="2016-10-13" calcext:value-type="date">
            <text:p>13 Oct 16</text:p>
          </table:table-cell>
          <table:table-cell table:style-name="ce35" table:formula="of:=MAX([.E13:.E14])-[.D12]" office:value-type="float" office:value="24" calcext:value-type="float">
            <text:p>24</text:p>
          </table:table-cell>
          <table:table-cell table:style-name="ce38" table:formula="of:=SUMPRODUCT([.F13:.F14];[.G13:.G14])/SUM([.F13:.F14])" office:value-type="percentage" office:value="0.696774193548387" calcext:value-type="percentage">
            <text:p>70%</text:p>
          </table:table-cell>
          <table:table-cell table:style-name="ce41" table:formula="of:=NETWORKDAYS([.D12];[.E12])" office:value-type="float" office:value="19" calcext:value-type="float">
            <text:p>19</text:p>
          </table:table-cell>
          <table:table-cell table:style-name="ce43" table:formula="of:=ROUNDDOWN([.G12]*[.F12];0)" office:value-type="float" office:value="16" calcext:value-type="float">
            <text:p>16</text:p>
          </table:table-cell>
          <table:table-cell table:style-name="ce41" table:formula="of:=[.F12]-[.I12]" office:value-type="float" office:value="8" calcext:value-type="float">
            <text:p>8</text:p>
          </table:table-cell>
          <table:table-cell table:style-name="ce52"/>
          <table:table-cell table:style-name="ce56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1.1</text:p>
          </table:table-cell>
          <table:table-cell table:style-name="ce16" office:value-type="string" calcext:value-type="string">
            <text:p>Projektauftrag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09-19" calcext:value-type="date">
            <text:p>19 Sep 16</text:p>
          </table:table-cell>
          <table:table-cell table:style-name="ce32" table:formula="of:=[.D13]+[.F13]" office:value-type="date" office:date-value="2016-10-13" calcext:value-type="date">
            <text:p>13 Oct 16</text:p>
          </table:table-cell>
          <table:table-cell table:style-name="ce36" office:value-type="float" office:value="24" calcext:value-type="float">
            <text:p>24</text:p>
          </table:table-cell>
          <table:table-cell table:style-name="ce39" office:value-type="percentage" office:value="0.9" calcext:value-type="percentage">
            <text:p>90%</text:p>
          </table:table-cell>
          <table:table-cell table:style-name="ce42" table:formula="of:=NETWORKDAYS([.D13];[.E13])" office:value-type="float" office:value="19" calcext:value-type="float">
            <text:p>19</text:p>
          </table:table-cell>
          <table:table-cell table:style-name="ce44" table:formula="of:=ROUNDDOWN([.G13]*[.F13];0)" office:value-type="float" office:value="21" calcext:value-type="float">
            <text:p>21</text:p>
          </table:table-cell>
          <table:table-cell table:style-name="ce42" table:formula="of:=[.F13]-[.I13]" office:value-type="float" office:value="3" calcext:value-type="float">
            <text:p>3</text:p>
          </table:table-cell>
          <table:table-cell table:style-name="ce53"/>
          <table:table-cell table:style-name="ce57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1.2</text:p>
          </table:table-cell>
          <table:table-cell table:style-name="ce16" office:value-type="string" calcext:value-type="string">
            <text:p>Lasten-, Pflichtenheft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0-06" calcext:value-type="date">
            <text:p>6 Oct 16</text:p>
          </table:table-cell>
          <table:table-cell table:style-name="ce32" table:formula="of:=[.D14]+[.F14]" office:value-type="date" office:date-value="2016-10-13" calcext:value-type="date">
            <text:p>13 Oct 16</text:p>
          </table:table-cell>
          <table:table-cell table:style-name="ce36" office:value-type="float" office:value="7" calcext:value-type="float">
            <text:p>7</text:p>
          </table:table-cell>
          <table:table-cell table:style-name="ce39" office:value-type="percentage" office:value="0" calcext:value-type="percentage">
            <text:p>0%</text:p>
          </table:table-cell>
          <table:table-cell table:style-name="ce42" table:formula="of:=NETWORKDAYS([.D14];[.E14])" office:value-type="float" office:value="6" calcext:value-type="float">
            <text:p>6</text:p>
          </table:table-cell>
          <table:table-cell table:style-name="ce44" table:formula="of:=ROUNDDOWN([.G14]*[.F14];0)" office:value-type="float" office:value="0" calcext:value-type="float">
            <text:p>0</text:p>
          </table:table-cell>
          <table:table-cell table:style-name="ce42" table:formula="of:=[.F14]-[.I14]" office:value-type="float" office:value="7" calcext:value-type="float">
            <text:p>7</text:p>
          </table:table-cell>
          <table:table-cell table:style-name="ce53"/>
          <table:table-cell table:style-name="ce57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8" office:value-type="string" calcext:value-type="string">
            <text:p>2</text:p>
          </table:table-cell>
          <table:table-cell table:style-name="ce15" office:value-type="string" calcext:value-type="string">
            <text:p>Einarbeitung</text:p>
          </table:table-cell>
          <table:table-cell table:style-name="ce21"/>
          <table:table-cell table:style-name="ce25" office:value-type="date" office:date-value="2016-09-30" calcext:value-type="date">
            <text:p>30 Sep 16</text:p>
          </table:table-cell>
          <table:table-cell table:style-name="ce31" table:formula="of:=[.D15]+[.F15]" office:value-type="date" office:date-value="2016-11-04" calcext:value-type="date">
            <text:p>4 Nov 16</text:p>
          </table:table-cell>
          <table:table-cell table:style-name="ce35" table:formula="of:=MAX([.E16:.E19])-[.D15]" office:value-type="float" office:value="35" calcext:value-type="float">
            <text:p>35</text:p>
          </table:table-cell>
          <table:table-cell table:style-name="ce38" table:formula="of:=SUMPRODUCT([.F16:.F19];[.G16:.G19])/SUM([.F16:.F19])" office:value-type="percentage" office:value="0.329787234042553" calcext:value-type="percentage">
            <text:p>33%</text:p>
          </table:table-cell>
          <table:table-cell table:style-name="ce41" table:formula="of:=NETWORKDAYS([.D15];[.E15])" office:value-type="float" office:value="26" calcext:value-type="float">
            <text:p>26</text:p>
          </table:table-cell>
          <table:table-cell table:style-name="ce43" table:formula="of:=ROUNDDOWN([.G15]*[.F15];0)" office:value-type="float" office:value="11" calcext:value-type="float">
            <text:p>11</text:p>
          </table:table-cell>
          <table:table-cell table:style-name="ce41" table:formula="of:=[.F15]-[.I15]" office:value-type="float" office:value="24" calcext:value-type="float">
            <text:p>24</text:p>
          </table:table-cell>
          <table:table-cell table:style-name="ce52"/>
          <table:table-cell table:style-name="ce56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2.1</text:p>
          </table:table-cell>
          <table:table-cell table:style-name="ce16" office:value-type="string" calcext:value-type="string">
            <text:p>Dokumentatoin lesen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09-30" calcext:value-type="date">
            <text:p>30 Sep 16</text:p>
          </table:table-cell>
          <table:table-cell table:style-name="ce32" table:formula="of:=[.D16]+[.F16]" office:value-type="date" office:date-value="2016-10-21" calcext:value-type="date">
            <text:p>21 Oct 16</text:p>
          </table:table-cell>
          <table:table-cell table:style-name="ce36" office:value-type="float" office:value="21" calcext:value-type="float">
            <text:p>21</text:p>
          </table:table-cell>
          <table:table-cell table:style-name="ce39" office:value-type="percentage" office:value="0.5" calcext:value-type="percentage">
            <text:p>50%</text:p>
          </table:table-cell>
          <table:table-cell table:style-name="ce42" table:formula="of:=NETWORKDAYS([.D16];[.E16])" office:value-type="float" office:value="16" calcext:value-type="float">
            <text:p>16</text:p>
          </table:table-cell>
          <table:table-cell table:style-name="ce44" table:formula="of:=ROUNDDOWN([.G16]*[.F16];0)" office:value-type="float" office:value="10" calcext:value-type="float">
            <text:p>10</text:p>
          </table:table-cell>
          <table:table-cell table:style-name="ce42" table:formula="of:=[.F16]-[.I16]" office:value-type="float" office:value="11" calcext:value-type="float">
            <text:p>11</text:p>
          </table:table-cell>
          <table:table-cell table:style-name="ce53"/>
          <table:table-cell table:style-name="ce57" table:number-columns-repeated="238"/>
          <table:table-cell table:style-name="ce14" table:number-columns-repeated="7"/>
          <table:table-cell table:number-columns-repeated="768"/>
        </table:table-row>
        <table:table-row table:style-name="ro5">
          <table:table-cell table:style-name="ce9" office:value-type="string" calcext:value-type="string">
            <text:p>2.2</text:p>
          </table:table-cell>
          <table:table-cell table:style-name="ce16" office:value-type="string" calcext:value-type="string">
            <text:p>Aufsetzen einer Ubuntu-VM mit funktionierender SDK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09-30" calcext:value-type="date">
            <text:p>30 Sep 16</text:p>
          </table:table-cell>
          <table:table-cell table:style-name="ce32" table:formula="of:=[.D17]+[.F17]" office:value-type="date" office:date-value="2016-10-05" calcext:value-type="date">
            <text:p>5 Oct 16</text:p>
          </table:table-cell>
          <table:table-cell table:style-name="ce36" office:value-type="float" office:value="5" calcext:value-type="float">
            <text:p>5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 table:formula="of:=NETWORKDAYS([.D17];[.E17])" office:value-type="float" office:value="4" calcext:value-type="float">
            <text:p>4</text:p>
          </table:table-cell>
          <table:table-cell table:style-name="ce44" table:formula="of:=ROUNDDOWN([.G17]*[.F17];0)" office:value-type="float" office:value="5" calcext:value-type="float">
            <text:p>5</text:p>
          </table:table-cell>
          <table:table-cell table:style-name="ce42" table:formula="of:=[.F17]-[.I17]" office:value-type="float" office:value="0" calcext:value-type="float">
            <text:p>0</text:p>
          </table:table-cell>
          <table:table-cell table:style-name="ce53"/>
          <table:table-cell table:style-name="ce57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2.3</text:p>
          </table:table-cell>
          <table:table-cell table:style-name="ce16" office:value-type="string" calcext:value-type="string">
            <text:p>Kernel Porting Guide lesen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0-21" calcext:value-type="date">
            <text:p>21 Oct 16</text:p>
          </table:table-cell>
          <table:table-cell table:style-name="ce32" table:formula="of:=[.D18]+[.F18]" office:value-type="date" office:date-value="2016-11-04" calcext:value-type="date">
            <text:p>4 Nov 16</text:p>
          </table:table-cell>
          <table:table-cell table:style-name="ce36" office:value-type="float" office:value="14" calcext:value-type="float">
            <text:p>14</text:p>
          </table:table-cell>
          <table:table-cell table:style-name="ce39" office:value-type="percentage" office:value="0" calcext:value-type="percentage">
            <text:p>0%</text:p>
          </table:table-cell>
          <table:table-cell table:style-name="ce42" table:formula="of:=NETWORKDAYS([.D18];[.E18])" office:value-type="float" office:value="11" calcext:value-type="float">
            <text:p>11</text:p>
          </table:table-cell>
          <table:table-cell table:style-name="ce44" table:formula="of:=ROUNDDOWN([.G18]*[.F18];0)" office:value-type="float" office:value="0" calcext:value-type="float">
            <text:p>0</text:p>
          </table:table-cell>
          <table:table-cell table:style-name="ce42" table:formula="of:=[.F18]-[.I18]" office:value-type="float" office:value="14" calcext:value-type="float">
            <text:p>14</text:p>
          </table:table-cell>
          <table:table-cell table:style-name="ce53"/>
          <table:table-cell table:style-name="ce57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2.4</text:p>
          </table:table-cell>
          <table:table-cell table:style-name="ce16" office:value-type="string" calcext:value-type="string">
            <text:p>Entscheidung Portierung Ja/Nein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0-28" calcext:value-type="date">
            <text:p>28 Oct 16</text:p>
          </table:table-cell>
          <table:table-cell table:style-name="ce32" table:formula="of:=[.D19]+[.F19]" office:value-type="date" office:date-value="2016-11-04" calcext:value-type="date">
            <text:p>4 Nov 16</text:p>
          </table:table-cell>
          <table:table-cell table:style-name="ce36" office:value-type="float" office:value="7" calcext:value-type="float">
            <text:p>7</text:p>
          </table:table-cell>
          <table:table-cell table:style-name="ce39" office:value-type="percentage" office:value="0" calcext:value-type="percentage">
            <text:p>0%</text:p>
          </table:table-cell>
          <table:table-cell table:style-name="ce42" table:formula="of:=NETWORKDAYS([.D19];[.E19])" office:value-type="float" office:value="6" calcext:value-type="float">
            <text:p>6</text:p>
          </table:table-cell>
          <table:table-cell table:style-name="ce44" table:formula="of:=ROUNDDOWN([.G19]*[.F19];0)" office:value-type="float" office:value="0" calcext:value-type="float">
            <text:p>0</text:p>
          </table:table-cell>
          <table:table-cell table:style-name="ce42" table:formula="of:=[.F19]-[.I19]" office:value-type="float" office:value="7" calcext:value-type="float">
            <text:p>7</text:p>
          </table:table-cell>
          <table:table-cell table:style-name="ce53"/>
          <table:table-cell table:style-name="ce57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8" office:value-type="string" calcext:value-type="string">
            <text:p>3</text:p>
          </table:table-cell>
          <table:table-cell table:style-name="ce15" office:value-type="string" calcext:value-type="string">
            <text:p>Boardevaluation</text:p>
          </table:table-cell>
          <table:table-cell table:style-name="ce21"/>
          <table:table-cell table:style-name="ce25" office:value-type="date" office:date-value="2016-10-14" calcext:value-type="date">
            <text:p>14 Oct 16</text:p>
          </table:table-cell>
          <table:table-cell table:style-name="ce31" table:formula="of:=[.D20]+[.F20]" office:value-type="date" office:date-value="2016-11-11" calcext:value-type="date">
            <text:p>11 Nov 16</text:p>
          </table:table-cell>
          <table:table-cell table:style-name="ce35" table:formula="of:=MAX([.E21:.E24])-[.D20]" office:value-type="float" office:value="28" calcext:value-type="float">
            <text:p>28</text:p>
          </table:table-cell>
          <table:table-cell table:style-name="ce38" table:formula="of:=SUMPRODUCT([.F21:.F24];[.G21:.G24])/SUM([.F21:.F24])" office:value-type="percentage" office:value="0" calcext:value-type="percentage">
            <text:p>0%</text:p>
          </table:table-cell>
          <table:table-cell table:style-name="ce41" table:formula="of:=NETWORKDAYS([.D20];[.E20])" office:value-type="float" office:value="21" calcext:value-type="float">
            <text:p>21</text:p>
          </table:table-cell>
          <table:table-cell table:style-name="ce43" table:formula="of:=ROUNDDOWN([.G20]*[.F20];0)" office:value-type="float" office:value="0" calcext:value-type="float">
            <text:p>0</text:p>
          </table:table-cell>
          <table:table-cell table:style-name="ce41" table:formula="of:=[.F20]-[.I20]" office:value-type="float" office:value="28" calcext:value-type="float">
            <text:p>28</text:p>
          </table:table-cell>
          <table:table-cell table:style-name="ce52"/>
          <table:table-cell table:style-name="ce56" table:number-columns-repeated="238"/>
          <table:table-cell table:style-name="ce14" table:number-columns-repeated="7"/>
          <table:table-cell table:number-columns-repeated="768"/>
        </table:table-row>
        <table:table-row table:style-name="ro5">
          <table:table-cell table:style-name="ce9" office:value-type="string" calcext:value-type="string">
            <text:p>3.1</text:p>
          </table:table-cell>
          <table:table-cell table:style-name="ce16" office:value-type="string" calcext:value-type="string">
            <text:p>Erster Test mit Zephyr auf nRF52 Eval Board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0-14" calcext:value-type="date">
            <text:p>14 Oct 16</text:p>
          </table:table-cell>
          <table:table-cell table:style-name="ce32" table:formula="of:=[.D21]+[.F21]" office:value-type="date" office:date-value="2016-10-28" calcext:value-type="date">
            <text:p>28 Oct 16</text:p>
          </table:table-cell>
          <table:table-cell table:style-name="ce36" office:value-type="float" office:value="14" calcext:value-type="float">
            <text:p>14</text:p>
          </table:table-cell>
          <table:table-cell table:style-name="ce39" office:value-type="percentage" office:value="0" calcext:value-type="percentage">
            <text:p>0%</text:p>
          </table:table-cell>
          <table:table-cell table:style-name="ce42" table:formula="of:=NETWORKDAYS([.D21];[.E21])" office:value-type="float" office:value="11" calcext:value-type="float">
            <text:p>11</text:p>
          </table:table-cell>
          <table:table-cell table:style-name="ce44" table:formula="of:=ROUNDDOWN([.G21]*[.F21];0)" office:value-type="float" office:value="0" calcext:value-type="float">
            <text:p>0</text:p>
          </table:table-cell>
          <table:table-cell table:style-name="ce42" table:formula="of:=[.F21]-[.I21]" office:value-type="float" office:value="14" calcext:value-type="float">
            <text:p>14</text:p>
          </table:table-cell>
          <table:table-cell table:style-name="ce53"/>
          <table:table-cell table:style-name="ce57" table:number-columns-repeated="238"/>
          <table:table-cell table:style-name="ce14" table:number-columns-repeated="7"/>
          <table:table-cell table:number-columns-repeated="768"/>
        </table:table-row>
        <table:table-row table:style-name="ro6">
          <table:table-cell table:style-name="ce9" office:value-type="string" calcext:value-type="string">
            <text:p>3.2</text:p>
          </table:table-cell>
          <table:table-cell table:style-name="ce16" office:value-type="string" calcext:value-type="string">
            <text:p>Auswahl an supporteten Boards und ROTS erstellen mit Kriterienkatalog für Vergleichstabelle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0-14" calcext:value-type="date">
            <text:p>14 Oct 16</text:p>
          </table:table-cell>
          <table:table-cell table:style-name="ce32" table:formula="of:=[.D22]+[.F22]" office:value-type="date" office:date-value="2016-10-28" calcext:value-type="date">
            <text:p>28 Oct 16</text:p>
          </table:table-cell>
          <table:table-cell table:style-name="ce36" office:value-type="float" office:value="14" calcext:value-type="float">
            <text:p>14</text:p>
          </table:table-cell>
          <table:table-cell table:style-name="ce39" office:value-type="percentage" office:value="0" calcext:value-type="percentage">
            <text:p>0%</text:p>
          </table:table-cell>
          <table:table-cell table:style-name="ce42" table:formula="of:=NETWORKDAYS([.D22];[.E22])" office:value-type="float" office:value="11" calcext:value-type="float">
            <text:p>11</text:p>
          </table:table-cell>
          <table:table-cell table:style-name="ce44" table:formula="of:=ROUNDDOWN([.G22]*[.F22];0)" office:value-type="float" office:value="0" calcext:value-type="float">
            <text:p>0</text:p>
          </table:table-cell>
          <table:table-cell table:style-name="ce42" table:formula="of:=[.F22]-[.I22]" office:value-type="float" office:value="14" calcext:value-type="float">
            <text:p>14</text:p>
          </table:table-cell>
          <table:table-cell table:style-name="ce53"/>
          <table:table-cell table:style-name="ce57" table:number-columns-repeated="238"/>
          <table:table-cell table:style-name="ce14" table:number-columns-repeated="7"/>
          <table:table-cell table:number-columns-repeated="768"/>
        </table:table-row>
        <table:table-row table:style-name="ro5">
          <table:table-cell table:style-name="ce9" office:value-type="string" calcext:value-type="string">
            <text:p>3.3</text:p>
          </table:table-cell>
          <table:table-cell table:style-name="ce16" office:value-type="string" calcext:value-type="string">
            <text:p>Zephyr auf ausgewählten Boards testen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0-28" calcext:value-type="date">
            <text:p>28 Oct 16</text:p>
          </table:table-cell>
          <table:table-cell table:style-name="ce32" table:formula="of:=[.D23]+[.F23]" office:value-type="date" office:date-value="2016-11-11" calcext:value-type="date">
            <text:p>11 Nov 16</text:p>
          </table:table-cell>
          <table:table-cell table:style-name="ce36" office:value-type="float" office:value="14" calcext:value-type="float">
            <text:p>14</text:p>
          </table:table-cell>
          <table:table-cell table:style-name="ce39" office:value-type="percentage" office:value="0" calcext:value-type="percentage">
            <text:p>0%</text:p>
          </table:table-cell>
          <table:table-cell table:style-name="ce42" table:formula="of:=NETWORKDAYS([.D23];[.E23])" office:value-type="float" office:value="11" calcext:value-type="float">
            <text:p>11</text:p>
          </table:table-cell>
          <table:table-cell table:style-name="ce44" table:formula="of:=ROUNDDOWN([.G23]*[.F23];0)" office:value-type="float" office:value="0" calcext:value-type="float">
            <text:p>0</text:p>
          </table:table-cell>
          <table:table-cell table:style-name="ce42" table:formula="of:=[.F23]-[.I23]" office:value-type="float" office:value="14" calcext:value-type="float">
            <text:p>14</text:p>
          </table:table-cell>
          <table:table-cell table:style-name="ce53"/>
          <table:table-cell table:style-name="ce57" table:number-columns-repeated="238"/>
          <table:table-cell table:style-name="ce14" table:number-columns-repeated="7"/>
          <table:table-cell table:number-columns-repeated="768"/>
        </table:table-row>
        <table:table-row table:style-name="ro7">
          <table:table-cell table:style-name="ce9" office:value-type="string" calcext:value-type="string">
            <text:p>3.4</text:p>
          </table:table-cell>
          <table:table-cell table:style-name="ce16" office:value-type="string" calcext:value-type="string">
            <text:p>Zephyr gegen andere RTOS testen und tabellarisch Vor- und Nachteile auflisten, Schnittstellen berücksichtigen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0-28" calcext:value-type="date">
            <text:p>28 Oct 16</text:p>
          </table:table-cell>
          <table:table-cell table:style-name="ce32" table:formula="of:=[.D24]+[.F24]" office:value-type="date" office:date-value="2016-11-11" calcext:value-type="date">
            <text:p>11 Nov 16</text:p>
          </table:table-cell>
          <table:table-cell table:style-name="ce36" office:value-type="float" office:value="14" calcext:value-type="float">
            <text:p>14</text:p>
          </table:table-cell>
          <table:table-cell table:style-name="ce39" office:value-type="percentage" office:value="0" calcext:value-type="percentage">
            <text:p>0%</text:p>
          </table:table-cell>
          <table:table-cell table:style-name="ce42" table:formula="of:=NETWORKDAYS([.D24];[.E24])" office:value-type="float" office:value="11" calcext:value-type="float">
            <text:p>11</text:p>
          </table:table-cell>
          <table:table-cell table:style-name="ce44" table:formula="of:=ROUNDDOWN([.G24]*[.F24];0)" office:value-type="float" office:value="0" calcext:value-type="float">
            <text:p>0</text:p>
          </table:table-cell>
          <table:table-cell table:style-name="ce42" table:formula="of:=[.F24]-[.I24]" office:value-type="float" office:value="14" calcext:value-type="float">
            <text:p>14</text:p>
          </table:table-cell>
          <table:table-cell table:style-name="ce53"/>
          <table:table-cell table:style-name="ce57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8" office:value-type="string" calcext:value-type="string">
            <text:p>4</text:p>
          </table:table-cell>
          <table:table-cell table:style-name="ce15" office:value-type="string" calcext:value-type="string">
            <text:p>SW-Entwicklung</text:p>
          </table:table-cell>
          <table:table-cell table:style-name="ce21"/>
          <table:table-cell table:style-name="ce25" office:value-type="date" office:date-value="2016-11-11" calcext:value-type="date">
            <text:p>11 Nov 16</text:p>
          </table:table-cell>
          <table:table-cell table:style-name="ce31" table:formula="of:=[.D25]+[.F25]" office:value-type="date" office:date-value="2016-12-16" calcext:value-type="date">
            <text:p>16 Dec 16</text:p>
          </table:table-cell>
          <table:table-cell table:style-name="ce35" table:formula="of:=MAX([.E26:.E29])-[.D25]" office:value-type="float" office:value="35" calcext:value-type="float">
            <text:p>35</text:p>
          </table:table-cell>
          <table:table-cell table:style-name="ce38" table:formula="of:=SUMPRODUCT([.F26:.F29];[.G26:.G29])/SUM([.F26:.F29])" office:value-type="percentage" office:value="0" calcext:value-type="percentage">
            <text:p>0%</text:p>
          </table:table-cell>
          <table:table-cell table:style-name="ce41" table:formula="of:=NETWORKDAYS([.D25];[.E25])" office:value-type="float" office:value="26" calcext:value-type="float">
            <text:p>26</text:p>
          </table:table-cell>
          <table:table-cell table:style-name="ce43" table:formula="of:=ROUNDDOWN([.G25]*[.F25];0)" office:value-type="float" office:value="0" calcext:value-type="float">
            <text:p>0</text:p>
          </table:table-cell>
          <table:table-cell table:style-name="ce41" table:formula="of:=[.F25]-[.I25]" office:value-type="float" office:value="35" calcext:value-type="float">
            <text:p>35</text:p>
          </table:table-cell>
          <table:table-cell table:style-name="ce52"/>
          <table:table-cell table:style-name="ce58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4.1</text:p>
          </table:table-cell>
          <table:table-cell table:style-name="ce16" office:value-type="string" calcext:value-type="string">
            <text:p>Idee für Demoapp erarbeiten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1-11" calcext:value-type="date">
            <text:p>11 Nov 16</text:p>
          </table:table-cell>
          <table:table-cell table:style-name="ce32" table:formula="of:=[.D26]+[.F26]" office:value-type="date" office:date-value="2016-11-25" calcext:value-type="date">
            <text:p>25 Nov 16</text:p>
          </table:table-cell>
          <table:table-cell table:style-name="ce36" office:value-type="float" office:value="14" calcext:value-type="float">
            <text:p>14</text:p>
          </table:table-cell>
          <table:table-cell table:style-name="ce39" office:value-type="percentage" office:value="0" calcext:value-type="percentage">
            <text:p>0%</text:p>
          </table:table-cell>
          <table:table-cell table:style-name="ce42" table:formula="of:=NETWORKDAYS([.D26];[.E26])" office:value-type="float" office:value="11" calcext:value-type="float">
            <text:p>11</text:p>
          </table:table-cell>
          <table:table-cell table:style-name="ce44" table:formula="of:=ROUNDDOWN([.G26]*[.F26];0)" office:value-type="float" office:value="0" calcext:value-type="float">
            <text:p>0</text:p>
          </table:table-cell>
          <table:table-cell table:style-name="ce42" table:formula="of:=[.F26]-[.I26]" office:value-type="float" office:value="14" calcext:value-type="float">
            <text:p>14</text:p>
          </table:table-cell>
          <table:table-cell table:style-name="ce53"/>
          <table:table-cell table:style-name="ce59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4.2</text:p>
          </table:table-cell>
          <table:table-cell table:style-name="ce16" office:value-type="string" calcext:value-type="string">
            <text:p>Pflichtenheft für Demoapp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1-25" calcext:value-type="date">
            <text:p>25 Nov 16</text:p>
          </table:table-cell>
          <table:table-cell table:style-name="ce32" table:formula="of:=[.D27]+[.F27]" office:value-type="date" office:date-value="2016-12-09" calcext:value-type="date">
            <text:p>9 Dec 16</text:p>
          </table:table-cell>
          <table:table-cell table:style-name="ce36" office:value-type="float" office:value="14" calcext:value-type="float">
            <text:p>14</text:p>
          </table:table-cell>
          <table:table-cell table:style-name="ce39" office:value-type="percentage" office:value="0" calcext:value-type="percentage">
            <text:p>0%</text:p>
          </table:table-cell>
          <table:table-cell table:style-name="ce42" table:formula="of:=NETWORKDAYS([.D27];[.E27])" office:value-type="float" office:value="11" calcext:value-type="float">
            <text:p>11</text:p>
          </table:table-cell>
          <table:table-cell table:style-name="ce44" table:formula="of:=ROUNDDOWN([.G27]*[.F27];0)" office:value-type="float" office:value="0" calcext:value-type="float">
            <text:p>0</text:p>
          </table:table-cell>
          <table:table-cell table:style-name="ce42" table:formula="of:=[.F27]-[.I27]" office:value-type="float" office:value="14" calcext:value-type="float">
            <text:p>14</text:p>
          </table:table-cell>
          <table:table-cell table:style-name="ce53"/>
          <table:table-cell table:style-name="ce59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4.3</text:p>
          </table:table-cell>
          <table:table-cell table:style-name="ce16" office:value-type="string" calcext:value-type="string">
            <text:p>Programmierung Demoapp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1-18" calcext:value-type="date">
            <text:p>18 Nov 16</text:p>
          </table:table-cell>
          <table:table-cell table:style-name="ce32" table:formula="of:=[.D28]+[.F28]" office:value-type="date" office:date-value="2016-12-09" calcext:value-type="date">
            <text:p>9 Dec 16</text:p>
          </table:table-cell>
          <table:table-cell table:style-name="ce36" office:value-type="float" office:value="21" calcext:value-type="float">
            <text:p>21</text:p>
          </table:table-cell>
          <table:table-cell table:style-name="ce39" office:value-type="percentage" office:value="0" calcext:value-type="percentage">
            <text:p>0%</text:p>
          </table:table-cell>
          <table:table-cell table:style-name="ce42" table:formula="of:=NETWORKDAYS([.D28];[.E28])" office:value-type="float" office:value="16" calcext:value-type="float">
            <text:p>16</text:p>
          </table:table-cell>
          <table:table-cell table:style-name="ce44" table:formula="of:=ROUNDDOWN([.G28]*[.F28];0)" office:value-type="float" office:value="0" calcext:value-type="float">
            <text:p>0</text:p>
          </table:table-cell>
          <table:table-cell table:style-name="ce42" table:formula="of:=[.F28]-[.I28]" office:value-type="float" office:value="21" calcext:value-type="float">
            <text:p>21</text:p>
          </table:table-cell>
          <table:table-cell table:style-name="ce53"/>
          <table:table-cell table:style-name="ce59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4.4</text:p>
          </table:table-cell>
          <table:table-cell table:style-name="ce16" office:value-type="string" calcext:value-type="string">
            <text:p>Softwaretests für Demoapp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2-09" calcext:value-type="date">
            <text:p>9 Dec 16</text:p>
          </table:table-cell>
          <table:table-cell table:style-name="ce32" table:formula="of:=[.D29]+[.F29]" office:value-type="date" office:date-value="2016-12-16" calcext:value-type="date">
            <text:p>16 Dec 16</text:p>
          </table:table-cell>
          <table:table-cell table:style-name="ce36" office:value-type="float" office:value="7" calcext:value-type="float">
            <text:p>7</text:p>
          </table:table-cell>
          <table:table-cell table:style-name="ce39" office:value-type="percentage" office:value="0" calcext:value-type="percentage">
            <text:p>0%</text:p>
          </table:table-cell>
          <table:table-cell table:style-name="ce42" table:formula="of:=NETWORKDAYS([.D29];[.E29])" office:value-type="float" office:value="6" calcext:value-type="float">
            <text:p>6</text:p>
          </table:table-cell>
          <table:table-cell table:style-name="ce44" table:formula="of:=ROUNDDOWN([.G29]*[.F29];0)" office:value-type="float" office:value="0" calcext:value-type="float">
            <text:p>0</text:p>
          </table:table-cell>
          <table:table-cell table:style-name="ce42" table:formula="of:=[.F29]-[.I29]" office:value-type="float" office:value="7" calcext:value-type="float">
            <text:p>7</text:p>
          </table:table-cell>
          <table:table-cell table:style-name="ce53"/>
          <table:table-cell table:style-name="ce59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8" office:value-type="string" calcext:value-type="string">
            <text:p>5</text:p>
          </table:table-cell>
          <table:table-cell table:style-name="ce15" office:value-type="string" calcext:value-type="string">
            <text:p>Dokumentation</text:p>
          </table:table-cell>
          <table:table-cell table:style-name="ce21"/>
          <table:table-cell table:style-name="ce25" office:value-type="date" office:date-value="2016-10-12" calcext:value-type="date">
            <text:p>12 Oct 16</text:p>
          </table:table-cell>
          <table:table-cell table:style-name="ce31" table:formula="of:=[.D30]+[.F30]" office:value-type="date" office:date-value="2016-12-30" calcext:value-type="date">
            <text:p>30 Dec 16</text:p>
          </table:table-cell>
          <table:table-cell table:style-name="ce35" table:formula="of:=MAX([.E31:.E34])-[.D30]" office:value-type="float" office:value="79" calcext:value-type="float">
            <text:p>79</text:p>
          </table:table-cell>
          <table:table-cell table:style-name="ce38" table:formula="of:=SUMPRODUCT([.F31:.F34];[.G31:.G34])/SUM([.F31:.F34])" office:value-type="percentage" office:value="0" calcext:value-type="percentage">
            <text:p>0%</text:p>
          </table:table-cell>
          <table:table-cell table:style-name="ce41" table:formula="of:=NETWORKDAYS([.D30];[.E30])" office:value-type="float" office:value="58" calcext:value-type="float">
            <text:p>58</text:p>
          </table:table-cell>
          <table:table-cell table:style-name="ce43" table:formula="of:=ROUNDDOWN([.G30]*[.F30];0)" office:value-type="float" office:value="0" calcext:value-type="float">
            <text:p>0</text:p>
          </table:table-cell>
          <table:table-cell table:style-name="ce41" table:formula="of:=[.F30]-[.I30]" office:value-type="float" office:value="79" calcext:value-type="float">
            <text:p>79</text:p>
          </table:table-cell>
          <table:table-cell table:style-name="ce52"/>
          <table:table-cell table:style-name="ce60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5.1</text:p>
          </table:table-cell>
          <table:table-cell table:style-name="ce16" office:value-type="string" calcext:value-type="string">
            <text:p>Projektmanagement Dokumentieren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0-12" calcext:value-type="date">
            <text:p>12 Oct 16</text:p>
          </table:table-cell>
          <table:table-cell table:style-name="ce32" table:formula="of:=[.D31]+[.F31]" office:value-type="date" office:date-value="2016-10-19" calcext:value-type="date">
            <text:p>19 Oct 16</text:p>
          </table:table-cell>
          <table:table-cell table:style-name="ce36" office:value-type="float" office:value="7" calcext:value-type="float">
            <text:p>7</text:p>
          </table:table-cell>
          <table:table-cell table:style-name="ce39" office:value-type="percentage" office:value="0" calcext:value-type="percentage">
            <text:p>0%</text:p>
          </table:table-cell>
          <table:table-cell table:style-name="ce42" table:formula="of:=NETWORKDAYS([.D31];[.E31])" office:value-type="float" office:value="6" calcext:value-type="float">
            <text:p>6</text:p>
          </table:table-cell>
          <table:table-cell table:style-name="ce44" table:formula="of:=ROUNDDOWN([.G31]*[.F31];0)" office:value-type="float" office:value="0" calcext:value-type="float">
            <text:p>0</text:p>
          </table:table-cell>
          <table:table-cell table:style-name="ce42" table:formula="of:=[.F31]-[.I31]" office:value-type="float" office:value="7" calcext:value-type="float">
            <text:p>7</text:p>
          </table:table-cell>
          <table:table-cell table:style-name="ce53"/>
          <table:table-cell table:style-name="ce61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5.2</text:p>
          </table:table-cell>
          <table:table-cell table:style-name="ce16" office:value-type="string" calcext:value-type="string">
            <text:p>Einführung in Zephyr Dokumentieren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0-19" calcext:value-type="date">
            <text:p>19 Oct 16</text:p>
          </table:table-cell>
          <table:table-cell table:style-name="ce32" table:formula="of:=[.D32]+[.F32]" office:value-type="date" office:date-value="2016-11-09" calcext:value-type="date">
            <text:p>9 Nov 16</text:p>
          </table:table-cell>
          <table:table-cell table:style-name="ce36" office:value-type="float" office:value="21" calcext:value-type="float">
            <text:p>21</text:p>
          </table:table-cell>
          <table:table-cell table:style-name="ce39" office:value-type="percentage" office:value="0" calcext:value-type="percentage">
            <text:p>0%</text:p>
          </table:table-cell>
          <table:table-cell table:style-name="ce42" table:formula="of:=NETWORKDAYS([.D32];[.E32])" office:value-type="float" office:value="16" calcext:value-type="float">
            <text:p>16</text:p>
          </table:table-cell>
          <table:table-cell table:style-name="ce44" table:formula="of:=ROUNDDOWN([.G32]*[.F32];0)" office:value-type="float" office:value="0" calcext:value-type="float">
            <text:p>0</text:p>
          </table:table-cell>
          <table:table-cell table:style-name="ce42" table:formula="of:=[.F32]-[.I32]" office:value-type="float" office:value="21" calcext:value-type="float">
            <text:p>21</text:p>
          </table:table-cell>
          <table:table-cell table:style-name="ce53"/>
          <table:table-cell table:style-name="ce61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5.3</text:p>
          </table:table-cell>
          <table:table-cell table:style-name="ce16" office:value-type="string" calcext:value-type="string">
            <text:p>Boardevaluation Dokumentieren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1-11" calcext:value-type="date">
            <text:p>11 Nov 16</text:p>
          </table:table-cell>
          <table:table-cell table:style-name="ce32" table:formula="of:=[.D33]+[.F33]" office:value-type="date" office:date-value="2016-12-02" calcext:value-type="date">
            <text:p>2 Dec 16</text:p>
          </table:table-cell>
          <table:table-cell table:style-name="ce36" office:value-type="float" office:value="21" calcext:value-type="float">
            <text:p>21</text:p>
          </table:table-cell>
          <table:table-cell table:style-name="ce39" office:value-type="percentage" office:value="0" calcext:value-type="percentage">
            <text:p>0%</text:p>
          </table:table-cell>
          <table:table-cell table:style-name="ce42" table:formula="of:=NETWORKDAYS([.D33];[.E33])" office:value-type="float" office:value="16" calcext:value-type="float">
            <text:p>16</text:p>
          </table:table-cell>
          <table:table-cell table:style-name="ce44" table:formula="of:=ROUNDDOWN([.G33]*[.F33];0)" office:value-type="float" office:value="0" calcext:value-type="float">
            <text:p>0</text:p>
          </table:table-cell>
          <table:table-cell table:style-name="ce42" table:formula="of:=[.F33]-[.I33]" office:value-type="float" office:value="21" calcext:value-type="float">
            <text:p>21</text:p>
          </table:table-cell>
          <table:table-cell table:style-name="ce53"/>
          <table:table-cell table:style-name="ce61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5.4</text:p>
          </table:table-cell>
          <table:table-cell table:style-name="ce16" office:value-type="string" calcext:value-type="string">
            <text:p>Demoapp Dokumentieren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2-09" calcext:value-type="date">
            <text:p>9 Dec 16</text:p>
          </table:table-cell>
          <table:table-cell table:style-name="ce32" table:formula="of:=[.D34]+[.F34]" office:value-type="date" office:date-value="2016-12-30" calcext:value-type="date">
            <text:p>30 Dec 16</text:p>
          </table:table-cell>
          <table:table-cell table:style-name="ce36" office:value-type="float" office:value="21" calcext:value-type="float">
            <text:p>21</text:p>
          </table:table-cell>
          <table:table-cell table:style-name="ce39" office:value-type="percentage" office:value="0" calcext:value-type="percentage">
            <text:p>0%</text:p>
          </table:table-cell>
          <table:table-cell table:style-name="ce42" table:formula="of:=NETWORKDAYS([.D34];[.E34])" office:value-type="float" office:value="16" calcext:value-type="float">
            <text:p>16</text:p>
          </table:table-cell>
          <table:table-cell table:style-name="ce44" table:formula="of:=ROUNDDOWN([.G34]*[.F34];0)" office:value-type="float" office:value="0" calcext:value-type="float">
            <text:p>0</text:p>
          </table:table-cell>
          <table:table-cell table:style-name="ce42" table:formula="of:=[.F34]-[.I34]" office:value-type="float" office:value="21" calcext:value-type="float">
            <text:p>21</text:p>
          </table:table-cell>
          <table:table-cell table:style-name="ce53"/>
          <table:table-cell table:style-name="ce61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8" office:value-type="string" calcext:value-type="string">
            <text:p>6</text:p>
          </table:table-cell>
          <table:table-cell table:style-name="ce15" office:value-type="string" calcext:value-type="string">
            <text:p>Präsentation</text:p>
          </table:table-cell>
          <table:table-cell table:style-name="ce21"/>
          <table:table-cell table:style-name="ce25" office:value-type="date" office:date-value="2016-12-30" calcext:value-type="date">
            <text:p>30 Dec 16</text:p>
          </table:table-cell>
          <table:table-cell table:style-name="ce31" table:formula="of:=[.D35]+[.F35]" office:value-type="date" office:date-value="2017-01-12" calcext:value-type="date">
            <text:p>12 Jan 17</text:p>
          </table:table-cell>
          <table:table-cell table:style-name="ce35" table:formula="of:=MAX([.E36:.E39])-[.D35]" office:value-type="float" office:value="13" calcext:value-type="float">
            <text:p>13</text:p>
          </table:table-cell>
          <table:table-cell table:style-name="ce38" table:formula="of:=SUMPRODUCT([.F36:.F39];[.G36:.G39])/SUM([.F36:.F39])" office:value-type="percentage" office:value="0" calcext:value-type="percentage">
            <text:p>0%</text:p>
          </table:table-cell>
          <table:table-cell table:style-name="ce41" table:formula="of:=NETWORKDAYS([.D35];[.E35])" office:value-type="float" office:value="10" calcext:value-type="float">
            <text:p>10</text:p>
          </table:table-cell>
          <table:table-cell table:style-name="ce43" table:formula="of:=ROUNDDOWN([.G35]*[.F35];0)" office:value-type="float" office:value="0" calcext:value-type="float">
            <text:p>0</text:p>
          </table:table-cell>
          <table:table-cell table:style-name="ce41" table:formula="of:=[.F35]-[.I35]" office:value-type="float" office:value="13" calcext:value-type="float">
            <text:p>13</text:p>
          </table:table-cell>
          <table:table-cell table:style-name="ce52"/>
          <table:table-cell table:style-name="ce62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6.1</text:p>
          </table:table-cell>
          <table:table-cell table:style-name="ce16" office:value-type="string" calcext:value-type="string">
            <text:p>Erarbeiten Präsentationsunterlagen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2-30" calcext:value-type="date">
            <text:p>30 Dec 16</text:p>
          </table:table-cell>
          <table:table-cell table:style-name="ce32" table:formula="of:=[.D36]+[.F36]" office:value-type="date" office:date-value="2017-01-09" calcext:value-type="date">
            <text:p>9 Jan 17</text:p>
          </table:table-cell>
          <table:table-cell table:style-name="ce36" office:value-type="float" office:value="10" calcext:value-type="float">
            <text:p>10</text:p>
          </table:table-cell>
          <table:table-cell table:style-name="ce39" office:value-type="percentage" office:value="0" calcext:value-type="percentage">
            <text:p>0%</text:p>
          </table:table-cell>
          <table:table-cell table:style-name="ce42" table:formula="of:=NETWORKDAYS([.D36];[.E36])" office:value-type="float" office:value="7" calcext:value-type="float">
            <text:p>7</text:p>
          </table:table-cell>
          <table:table-cell table:style-name="ce44" table:formula="of:=ROUNDDOWN([.G36]*[.F36];0)" office:value-type="float" office:value="0" calcext:value-type="float">
            <text:p>0</text:p>
          </table:table-cell>
          <table:table-cell table:style-name="ce42" table:formula="of:=[.F36]-[.I36]" office:value-type="float" office:value="10" calcext:value-type="float">
            <text:p>10</text:p>
          </table:table-cell>
          <table:table-cell table:style-name="ce53"/>
          <table:table-cell table:style-name="ce63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6.2</text:p>
          </table:table-cell>
          <table:table-cell table:style-name="ce16" office:value-type="string" calcext:value-type="string">
            <text:p>Demonstration der App vorbrereint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7-01-05" calcext:value-type="date">
            <text:p>5 Jan 17</text:p>
          </table:table-cell>
          <table:table-cell table:style-name="ce32" table:formula="of:=[.D37]+[.F37]" office:value-type="date" office:date-value="2017-01-12" calcext:value-type="date">
            <text:p>12 Jan 17</text:p>
          </table:table-cell>
          <table:table-cell table:style-name="ce36" office:value-type="float" office:value="7" calcext:value-type="float">
            <text:p>7</text:p>
          </table:table-cell>
          <table:table-cell table:style-name="ce39" office:value-type="percentage" office:value="0" calcext:value-type="percentage">
            <text:p>0%</text:p>
          </table:table-cell>
          <table:table-cell table:style-name="ce42" table:formula="of:=NETWORKDAYS([.D37];[.E37])" office:value-type="float" office:value="6" calcext:value-type="float">
            <text:p>6</text:p>
          </table:table-cell>
          <table:table-cell table:style-name="ce44" table:formula="of:=ROUNDDOWN([.G37]*[.F37];0)" office:value-type="float" office:value="0" calcext:value-type="float">
            <text:p>0</text:p>
          </table:table-cell>
          <table:table-cell table:style-name="ce42" table:formula="of:=[.F37]-[.I37]" office:value-type="float" office:value="7" calcext:value-type="float">
            <text:p>7</text:p>
          </table:table-cell>
          <table:table-cell table:style-name="ce53"/>
          <table:table-cell table:style-name="ce64" table:number-columns-repeated="238"/>
          <table:table-cell table:style-name="ce14" table:number-columns-repeated="7"/>
          <table:table-cell table:number-columns-repeated="768"/>
        </table:table-row>
        <table:table-row table:style-name="ro2" table:number-rows-repeated="65498">
          <table:table-cell table:style-name="ce2"/>
          <table:table-cell table:number-columns-repeated="226"/>
          <table:table-cell table:style-name="ce2" table:number-columns-repeated="29"/>
          <table:table-cell table:number-columns-repeated="768"/>
        </table:table-row>
        <table:table-row table:style-name="ro2" table:number-rows-repeated="98304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GanttChart.L12:GanttChart.IO12 GanttChart.L15:GanttChart.IO15 GanttChart.L20:GanttChart.IO20">
            <calcext:condition calcext:apply-style-name="Excel_CondFormat_1_2_1" calcext:value="formula-is([GanttChart.L$9]=[GanttChart.$C$8])" calcext:base-cell-address="GanttChart.L12"/>
            <calcext:condition calcext:apply-style-name="Excel_CondFormat_1_2_2" calcext:value="formula-is(AND([GanttChart.L$9]&gt;=[GanttChart.$D12];[GanttChart.L$9]&lt;[GanttChart.$D12]+[GanttChart.$I12]))" calcext:base-cell-address="GanttChart.L12"/>
            <calcext:condition calcext:apply-style-name="Excel_CondFormat_1_2_3" calcext:value="formula-is(AND([GanttChart.L$9]&gt;=[GanttChart.$D12];[GanttChart.L$9]&lt;=[GanttChart.$D12]+[GanttChart.$F12]-1))" calcext:base-cell-address="GanttChart.L12"/>
          </calcext:conditional-format>
          <calcext:conditional-format calcext:target-range-address="GanttChart.L13:GanttChart.IO14 GanttChart.L16:GanttChart.IO19 GanttChart.L21:GanttChart.IO24">
            <calcext:condition calcext:apply-style-name="Excel_CondFormat_1_1_1" calcext:value="formula-is([GanttChart.L$9]=[GanttChart.$C$8])" calcext:base-cell-address="GanttChart.L13"/>
            <calcext:condition calcext:apply-style-name="Excel_CondFormat_1_1_2" calcext:value="formula-is(AND([GanttChart.L$9]&gt;=[GanttChart.$D13];[GanttChart.L$9]&lt;[GanttChart.$D13]+[GanttChart.$I13]))" calcext:base-cell-address="GanttChart.L13"/>
            <calcext:condition calcext:apply-style-name="Excel_CondFormat_1_1_3" calcext:value="formula-is(AND([GanttChart.L$9]&gt;=[GanttChart.$D13];[GanttChart.L$9]&lt;=[GanttChart.$D13]+[GanttChart.$F13]-1))" calcext:base-cell-address="GanttChart.L13"/>
          </calcext:conditional-format>
          <calcext:conditional-format calcext:target-range-address="GanttChart.L25:GanttChart.IO25">
            <calcext:condition calcext:apply-style-name="Excel_CondFormat_1_2_1" calcext:value="formula-is([GanttChart.L$9]=[GanttChart.$C$8])" calcext:base-cell-address="GanttChart.L25"/>
            <calcext:condition calcext:apply-style-name="Excel_CondFormat_1_2_2" calcext:value="formula-is(AND([GanttChart.L$9]&gt;=[GanttChart.$D25];[GanttChart.L$9]&lt;[GanttChart.$D25]+[GanttChart.$I25]))" calcext:base-cell-address="GanttChart.L25"/>
            <calcext:condition calcext:apply-style-name="Excel_CondFormat_1_2_3" calcext:value="formula-is(AND([GanttChart.L$9]&gt;=[GanttChart.$D25];[GanttChart.L$9]&lt;=[GanttChart.$D25]+[GanttChart.$F25]-1))" calcext:base-cell-address="GanttChart.L25"/>
          </calcext:conditional-format>
          <calcext:conditional-format calcext:target-range-address="GanttChart.L26:GanttChart.IO29">
            <calcext:condition calcext:apply-style-name="Excel_CondFormat_1_1_1" calcext:value="formula-is([GanttChart.L$9]=[GanttChart.$C$8])" calcext:base-cell-address="GanttChart.L26"/>
            <calcext:condition calcext:apply-style-name="Excel_CondFormat_1_1_2" calcext:value="formula-is(AND([GanttChart.L$9]&gt;=[GanttChart.$D26];[GanttChart.L$9]&lt;[GanttChart.$D26]+[GanttChart.$I26]))" calcext:base-cell-address="GanttChart.L26"/>
            <calcext:condition calcext:apply-style-name="Excel_CondFormat_1_1_3" calcext:value="formula-is(AND([GanttChart.L$9]&gt;=[GanttChart.$D26];[GanttChart.L$9]&lt;=[GanttChart.$D26]+[GanttChart.$F26]-1))" calcext:base-cell-address="GanttChart.L26"/>
          </calcext:conditional-format>
          <calcext:conditional-format calcext:target-range-address="GanttChart.L30:GanttChart.IO30">
            <calcext:condition calcext:apply-style-name="Excel_CondFormat_1_2_1" calcext:value="formula-is([GanttChart.L$9]=[GanttChart.$C$8])" calcext:base-cell-address="GanttChart.L30"/>
            <calcext:condition calcext:apply-style-name="Excel_CondFormat_1_2_2" calcext:value="formula-is(AND([GanttChart.L$9]&gt;=[GanttChart.$D30];[GanttChart.L$9]&lt;[GanttChart.$D30]+[GanttChart.$I30]))" calcext:base-cell-address="GanttChart.L30"/>
            <calcext:condition calcext:apply-style-name="Excel_CondFormat_1_2_3" calcext:value="formula-is(AND([GanttChart.L$9]&gt;=[GanttChart.$D30];[GanttChart.L$9]&lt;=[GanttChart.$D30]+[GanttChart.$F30]-1))" calcext:base-cell-address="GanttChart.L30"/>
          </calcext:conditional-format>
          <calcext:conditional-format calcext:target-range-address="GanttChart.L31:GanttChart.IO34">
            <calcext:condition calcext:apply-style-name="Excel_CondFormat_1_1_1" calcext:value="formula-is([GanttChart.L$9]=[GanttChart.$C$8])" calcext:base-cell-address="GanttChart.L31"/>
            <calcext:condition calcext:apply-style-name="Excel_CondFormat_1_1_2" calcext:value="formula-is(AND([GanttChart.L$9]&gt;=[GanttChart.$D31];[GanttChart.L$9]&lt;[GanttChart.$D31]+[GanttChart.$I31]))" calcext:base-cell-address="GanttChart.L31"/>
            <calcext:condition calcext:apply-style-name="Excel_CondFormat_1_1_3" calcext:value="formula-is(AND([GanttChart.L$9]&gt;=[GanttChart.$D31];[GanttChart.L$9]&lt;=[GanttChart.$D31]+[GanttChart.$F31]-1))" calcext:base-cell-address="GanttChart.L31"/>
          </calcext:conditional-format>
          <calcext:conditional-format calcext:target-range-address="GanttChart.L35:GanttChart.IO35">
            <calcext:condition calcext:apply-style-name="Excel_CondFormat_1_2_1" calcext:value="formula-is([GanttChart.L$9]=[GanttChart.$C$8])" calcext:base-cell-address="GanttChart.L30"/>
            <calcext:condition calcext:apply-style-name="Excel_CondFormat_1_2_2" calcext:value="formula-is(AND([GanttChart.L$9]&gt;=[GanttChart.$D30];[GanttChart.L$9]&lt;[GanttChart.$D30]+[GanttChart.$I30]))" calcext:base-cell-address="GanttChart.L30"/>
            <calcext:condition calcext:apply-style-name="Excel_CondFormat_1_2_3" calcext:value="formula-is(AND([GanttChart.L$9]&gt;=[GanttChart.$D30];[GanttChart.L$9]&lt;=[GanttChart.$D30]+[GanttChart.$F30]-1))" calcext:base-cell-address="GanttChart.L30"/>
          </calcext:conditional-format>
          <calcext:conditional-format calcext:target-range-address="GanttChart.L36:GanttChart.IO36">
            <calcext:condition calcext:apply-style-name="Excel_CondFormat_1_1_1" calcext:value="formula-is([GanttChart.L$9]=[GanttChart.$C$8])" calcext:base-cell-address="GanttChart.L31"/>
            <calcext:condition calcext:apply-style-name="Excel_CondFormat_1_1_2" calcext:value="formula-is(AND([GanttChart.L$9]&gt;=[GanttChart.$D31];[GanttChart.L$9]&lt;[GanttChart.$D31]+[GanttChart.$I31]))" calcext:base-cell-address="GanttChart.L31"/>
            <calcext:condition calcext:apply-style-name="Excel_CondFormat_1_1_3" calcext:value="formula-is(AND([GanttChart.L$9]&gt;=[GanttChart.$D31];[GanttChart.L$9]&lt;=[GanttChart.$D31]+[GanttChart.$F31]-1))" calcext:base-cell-address="GanttChart.L31"/>
          </calcext:conditional-format>
          <calcext:conditional-format calcext:target-range-address="GanttChart.L37:GanttChart.IO37">
            <calcext:condition calcext:apply-style-name="Excel_CondFormat_1_1_1" calcext:value="formula-is([GanttChart.L$9]=[GanttChart.$C$8])" calcext:base-cell-address="GanttChart.L36"/>
            <calcext:condition calcext:apply-style-name="Excel_CondFormat_1_1_2" calcext:value="formula-is(AND([GanttChart.L$9]&gt;=[GanttChart.$D36];[GanttChart.L$9]&lt;[GanttChart.$D36]+[GanttChart.$I36]))" calcext:base-cell-address="GanttChart.L36"/>
            <calcext:condition calcext:apply-style-name="Excel_CondFormat_1_1_3" calcext:value="formula-is(AND([GanttChart.L$9]&gt;=[GanttChart.$D36];[GanttChart.L$9]&lt;=[GanttChart.$D36]+[GanttChart.$F36]-1))" calcext:base-cell-address="GanttChart.L36"/>
          </calcext:conditional-format>
        </calcext:conditional-formats>
      </table:table>
      <table:named-expressions>
        <table:named-range table:name="Excel_BuiltIn_Print_Area_1" table:base-cell-address="$GanttChart.$A$1" table:cell-range-address="$GanttChart.$A$3:.$IO$35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1" style:font-size-asian="24pt" style:language-asian="zxx" style:country-asian="none" style:font-name-complex="DejaVu Sans1" style:font-size-complex="24pt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40P0" style:volatile="true">
      <number:month/>
      <number:text>/</number:text>
      <number:day/>
    </number:date-style>
    <number:text-style style:name="N140">
      <number:text-content/>
      <style:map style:condition="value()&lt;=1.79769313486232E+308" style:apply-style-name="N140P0"/>
    </number:text-style>
    <number:date-style style:name="N141">
      <number:month/>
      <number:text>/</number:text>
      <number:day number:style="long"/>
      <number:text>/</number:text>
      <number:year/>
    </number:date-style>
    <number:date-style style:name="N142">
      <number:month number:textual="true"/>
      <number:text>, </number:text>
      <number:year number:style="long"/>
    </number:date-style>
    <number:date-style style:name="N143">
      <number:month number:style="long" number:textual="true"/>
      <number:text>, </number:text>
      <number:year number:style="long"/>
    </number:date-style>
    <number:date-style style:name="N144">
      <number:month number:textual="true"/>
    </number:date-style>
    <number:date-style style:name="N145">
      <number:month number:textual="true"/>
      <number:text>, </number:text>
      <number:year/>
    </number:date-style>
    <number:number-style style:name="N146">
      <number:number number:decimal-places="7" loext:min-decimal-places="7" number:min-integer-digits="1"/>
    </number:number-style>
    <number:number-style style:name="N147">
      <number:number number:decimal-places="6" loext:min-decimal-places="6" number:min-integer-digits="1"/>
    </number:number-style>
    <number:number-style style:name="N148">
      <number:number number:decimal-places="5" loext:min-decimal-places="5" number:min-integer-digits="1"/>
    </number:number-style>
    <number:number-style style:name="N149">
      <number:number number:decimal-places="4" loext:min-decimal-places="4" number:min-integer-digits="1"/>
    </number:number-style>
    <number:number-style style:name="N150">
      <number:number number:decimal-places="3" loext:min-decimal-places="3" number:min-integer-digits="1"/>
    </number:number-style>
    <number:date-style style:name="N151">
      <number:year number:style="long"/>
    </number:date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3">
      <number:number number:decimal-places="1" loext:min-decimal-places="1" number:min-integer-digits="1"/>
    </number:number-style>
    <number:date-style style:name="N154">
      <number:month number:textual="true"/>
      <number:text>-</number:text>
      <number:year number:style="long"/>
    </number:date-style>
    <number:date-style style:name="N155">
      <number:month/>
      <number:text> / </number:text>
      <number:day/>
      <number:text> / </number:text>
      <number:year/>
    </number:date-style>
    <number:date-style style:name="N156">
      <number:text>(</number:text>
      <number:day-of-week/>
      <number:text>)</number:text>
    </number:date-style>
    <number:date-style style:name="N157">
      <number:day number:style="long"/>
      <number:text> - </number:text>
      <number:month number:textual="true"/>
      <number:text> - </number:text>
      <number:year/>
    </number:date-style>
    <number:currency-style style:name="N159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59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59P0"/>
    </number:currency-style>
    <number:currency-style style:name="N160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60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60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0000"/>
      <style:text-properties style:use-window-font-color="true"/>
    </style:style>
    <style:style style:name="Excel_5f_CondFormat_5f_1_5f_1_5f_2" style:display-name="Excel_CondFormat_1_1_2" style:family="table-cell" style:parent-style-name="Default">
      <style:table-cell-properties fo:background-color="#99ccff"/>
    </style:style>
    <style:style style:name="Excel_5f_CondFormat_5f_1_5f_1_5f_3" style:display-name="Excel_CondFormat_1_1_3" style:family="table-cell" style:parent-style-name="Default">
      <style:table-cell-properties fo:background-color="#808080"/>
    </style:style>
    <style:style style:name="Excel_5f_CondFormat_5f_1_5f_2_5f_1" style:display-name="Excel_CondFormat_1_2_1" style:family="table-cell" style:parent-style-name="Default">
      <style:table-cell-properties fo:background-color="#ff0000"/>
      <style:text-properties style:use-window-font-color="true"/>
    </style:style>
    <style:style style:name="Excel_5f_CondFormat_5f_1_5f_2_5f_2" style:display-name="Excel_CondFormat_1_2_2" style:family="table-cell" style:parent-style-name="Default">
      <style:table-cell-properties fo:background-color="#6699ff"/>
    </style:style>
    <style:style style:name="Excel_5f_CondFormat_5f_1_5f_2_5f_3" style:display-name="Excel_CondFormat_1_2_3" style:family="table-cell" style:parent-style-name="Default">
      <style:table-cell-properties fo:background-color="#5f5f5f"/>
    </style:style>
    <style:style style:name="Excel_5f_BuiltIn_5f_Percent" style:display-name="Excel_BuiltIn_Percent" style:family="table-cell" style:parent-style-name="Default" style:data-style-name="N10"/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2.7mm" fo:margin-bottom="24.99mm" fo:margin-left="12.7mm" fo:margin-right="12.7mm" style:first-page-number="continue" loext:scale-to-X="1" loext:scale-to-Y="1" style:writing-mode="lr-tb"/>
      <style:header-style>
        <style:header-footer-properties fo:min-height="7.51mm" fo:margin-left="6.3mm" fo:margin-right="6.3mm" fo:margin-bottom="0mm"/>
      </style:header-style>
      <style:footer-style>
        <style:header-footer-properties fo:min-height="7.51mm" fo:margin-left="6.3mm" fo:margin-right="6.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6">00/00/0000</text:date>, <text:time style:data-style-name="N2" text:time-value="15:22:22.2610558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anttChart" style:display-name="PageStyle_GanttCha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Linux_X86_64 LibreOffice_project/10m0$Build-2</meta:generator>
    <dc:title>Gantt Chart Template</dc:title>
    <dc:description>This &lt;a href="http://www.vertex42.com/ExcelTemplates/excel-gantt-chart.html"&gt;&lt;b&gt;Gantt Chart&lt;/b&gt;&lt;/a&gt; can be used to create timelines or schedules for managing projects. The chart uses conditional formatting to display the current day and the completion status of each task. ... &lt;a href="http://www.vertex42.com/ExcelTemplates/excel-gantt-chart.html"&gt;&lt;b&gt;more info&lt;/b&gt;&lt;/a&gt;.
&lt;br /&gt;More &lt;a href="http://www.vertex42.com/ExcelTemplates/excel-project-management.html"&gt;project management templates&lt;/a&gt; by Vertex42.com
&lt;br /&gt;</dc:description>
    <dc:subject>&lt;a href="http://www.vertex42.com/ExcelTemplates/"&gt;Spreadsheets&lt;/a&gt; by Vertex42.com</dc:subject>
    <meta:creation-date>2016-10-04T14:42:33.483083829</meta:creation-date>
    <meta:keyword>business</meta:keyword>
    <meta:keyword>project management</meta:keyword>
    <meta:keyword>project</meta:keyword>
    <meta:keyword>schedule</meta:keyword>
    <meta:keyword>timeline</meta:keyword>
    <meta:keyword>spreadsheet</meta:keyword>
    <meta:keyword>template</meta:keyword>
    <meta:editing-cycles>23</meta:editing-cycles>
    <meta:editing-duration>PT7H11M59S</meta:editing-duration>
    <dc:date>2016-10-06T16:53:36.159062354</dc:date>
    <meta:document-statistic meta:table-count="1" meta:cell-count="550" meta:object-count="1"/>
    <meta:user-defined meta:name="Copyright">(c) 2008 Vertex42 LLC</meta:user-defined>
    <meta:user-defined meta:name="Info 4"/>
    <meta:user-defined meta:name="License">&lt;a href="http://www.vertex42.com/licensing/EULA_personaluse.html"&gt;Personal Use&lt;/a&gt;</meta:user-defined>
    <meta:user-defined meta:name="Version">1.6.1</meta:user-defined>
  </office:meta>
</office:document-meta>
</file>